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officeooo:rsid="00aa1acf" officeooo:paragraph-rsid="00aa1acf"/>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center" style:justify-single-word="false"/>
      <style:text-properties officeooo:rsid="01390551" officeooo:paragraph-rsid="01390551"/>
    </style:style>
    <style:style style:name="P19" style:family="paragraph" style:parent-style-name="Text_20_body">
      <style:paragraph-properties fo:text-align="justify" style:justify-single-word="false" fo:padding="0cm" fo:border="none" style:shadow="none" style:join-border="false"/>
    </style:style>
    <style:style style:name="P20" style:family="paragraph" style:parent-style-name="Text_20_body">
      <style:paragraph-properties fo:text-align="justify" style:justify-single-word="false" fo:padding="0cm" fo:border="none" style:shadow="none" style:join-border="false"/>
      <style:text-properties officeooo:paragraph-rsid="0136c708"/>
    </style:style>
    <style:style style:name="P21" style:family="paragraph" style:parent-style-name="Text_20_body">
      <style:paragraph-properties fo:text-align="justify" style:justify-single-word="false" fo:padding="0cm" fo:border="none" style:shadow="none" style:join-border="false"/>
      <style:text-properties fo:background-color="#ffff00"/>
    </style:style>
    <style:style style:name="P22"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23"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24"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25"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ffff00"/>
    </style:style>
    <style:style style:name="P26" style:family="paragraph" style:parent-style-name="Text_20_body">
      <style:paragraph-properties fo:text-align="justify" style:justify-single-word="false" fo:padding="0cm" fo:border="none" style:shadow="none" style:join-border="false"/>
      <style:text-properties officeooo:rsid="01131b75" officeooo:paragraph-rsid="01140b24" fo:background-color="#ffff00"/>
    </style:style>
    <style:style style:name="P27" style:family="paragraph" style:parent-style-name="Text_20_body">
      <style:paragraph-properties fo:text-align="center" style:justify-single-word="false" fo:padding="0cm" fo:border="none" style:shadow="none" style:join-border="false"/>
    </style:style>
    <style:style style:name="P28"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29"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30"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31"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32"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34" style:family="paragraph" style:parent-style-name="Text_20_body">
      <style:paragraph-properties fo:text-align="justify" style:justify-single-word="false" fo:padding="0cm" fo:border="none" style:shadow="none" style:join-border="false"/>
      <style:text-properties fo:background-color="transparent"/>
    </style:style>
    <style:style style:name="P35"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36"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37"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38" style:family="paragraph" style:parent-style-name="Text_20_body">
      <style:paragraph-properties fo:text-align="center" style:justify-single-word="false" fo:padding="0cm" fo:border="none" style:shadow="none" style:join-border="false"/>
      <style:text-properties fo:background-color="transparent"/>
    </style:style>
    <style:style style:name="P39"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40"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41"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42"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43"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44"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transparent"/>
    </style:style>
    <style:style style:name="P4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4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50"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51"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52"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53"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54"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55"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56"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57"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58"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59"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60"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61"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844d81" fo:background-color="transparent"/>
    </style:style>
    <style:style style:name="P62"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63"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64"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65"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66"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67"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68"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69"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70"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71"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72"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73"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74"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75"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76"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77"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78"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79"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80"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81"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82"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83"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84"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85"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86"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87"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88"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89"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90"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91"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92"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93"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94"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95"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96"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97" style:family="paragraph" style:parent-style-name="Text_20_body">
      <style:paragraph-properties fo:text-align="justify" style:justify-single-word="false" fo:padding="0cm" fo:border="none" style:shadow="none" style:join-border="false"/>
      <style:text-properties fo:language="ru" fo:country="RU" officeooo:rsid="010bf4c2" officeooo:paragraph-rsid="01140b24" fo:background-color="#ffff00"/>
    </style:style>
    <style:style style:name="P98" style:family="paragraph" style:parent-style-name="Text_20_body">
      <style:paragraph-properties fo:text-align="justify" style:justify-single-word="false" fo:padding="0cm" fo:border="none" style:shadow="none" style:join-border="false"/>
      <style:text-properties fo:background-color="#00ccff"/>
    </style:style>
    <style:style style:name="P99" style:family="paragraph" style:parent-style-name="Text_20_body">
      <style:paragraph-properties fo:text-align="justify" style:justify-single-word="false" fo:padding="0cm" fo:border="none" style:shadow="none" style:join-border="false"/>
      <style:text-properties fo:background-color="#ffffff"/>
    </style:style>
    <style:style style:name="P100" style:family="paragraph" style:parent-style-name="Text_20_body">
      <style:paragraph-properties fo:text-align="justify" style:justify-single-word="false" fo:padding="0cm" fo:border="none" style:shadow="none" style:join-border="false"/>
      <style:text-properties officeooo:rsid="005f8735" officeooo:paragraph-rsid="007caa21"/>
    </style:style>
    <style:style style:name="P101"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102"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103"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104"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105"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106"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107"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108"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109"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110"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111"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112"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113"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114"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115"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116"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117"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118"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119"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120"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121"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122"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123"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124"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125"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126"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127"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128"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129"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130"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131"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132"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133"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134"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135"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136"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137"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138"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139"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140"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141"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142"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143"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144"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145"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146"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147"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148"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149"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150"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151"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152"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153"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154"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155"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156"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157"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158"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159"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160"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161"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162" style:family="paragraph" style:parent-style-name="Text_20_body">
      <style:paragraph-properties fo:text-align="justify" style:justify-single-word="false" fo:padding="0cm" fo:border="none" style:shadow="none" style:join-border="false"/>
      <style:text-properties fo:color="#0000ff"/>
    </style:style>
    <style:style style:name="P163"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164"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165"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166"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167"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168"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169"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170"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171"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172"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173"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174"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175"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176"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177" style:family="paragraph" style:parent-style-name="Text_20_body">
      <style:paragraph-properties fo:text-align="justify" style:justify-single-word="false" fo:padding="0cm" fo:border="none" style:shadow="none" style:join-border="false"/>
      <style:text-properties officeooo:rsid="01427033" officeooo:paragraph-rsid="01427033"/>
    </style:style>
    <style:style style:name="P178" style:family="paragraph" style:parent-style-name="Text_20_body">
      <style:paragraph-properties fo:text-align="justify" style:justify-single-word="false" fo:padding="0cm" fo:border="none" style:shadow="none" style:join-border="false"/>
      <style:text-properties officeooo:rsid="014a7b77" officeooo:paragraph-rsid="014a7b77"/>
    </style:style>
    <style:style style:name="P179" style:family="paragraph" style:parent-style-name="Text_20_body">
      <style:paragraph-properties fo:text-align="justify" style:justify-single-word="false" fo:padding="0cm" fo:border="none" style:shadow="none" style:join-border="false"/>
      <style:text-properties officeooo:rsid="00de9c77" officeooo:paragraph-rsid="013c486d"/>
    </style:style>
    <style:style style:name="P180"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81"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182"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18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8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85"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86" style:family="paragraph" style:parent-style-name="Quotations">
      <style:text-properties officeooo:paragraph-rsid="00fe743f"/>
    </style:style>
    <style:style style:name="P187" style:family="paragraph" style:parent-style-name="Quotations">
      <style:text-properties officeooo:rsid="00fc4b86" officeooo:paragraph-rsid="00fe743f"/>
    </style:style>
    <style:style style:name="P188" style:family="paragraph" style:parent-style-name="Text_20_body">
      <style:paragraph-properties fo:text-align="justify" style:justify-single-word="false" fo:padding="0cm" fo:border="none" style:shadow="none" style:join-border="false"/>
    </style:style>
    <style:style style:name="P189" style:family="paragraph" style:parent-style-name="Text_20_body">
      <style:paragraph-properties fo:text-align="justify" style:justify-single-word="false" fo:padding="0cm" fo:border="none" style:shadow="none" style:join-border="false"/>
      <style:text-properties officeooo:paragraph-rsid="014f8123"/>
    </style:style>
    <style:style style:name="P190" style:family="paragraph" style:parent-style-name="Text_20_body">
      <style:paragraph-properties fo:text-align="justify" style:justify-single-word="false" fo:padding="0cm" fo:border="none" style:shadow="none" style:join-border="false"/>
      <style:text-properties officeooo:rsid="014f8123" officeooo:paragraph-rsid="014fd7ee"/>
    </style:style>
    <style:style style:name="P191" style:family="paragraph" style:parent-style-name="Text_20_body">
      <style:paragraph-properties fo:text-align="justify" style:justify-single-word="false" fo:padding="0cm" fo:border="none" style:shadow="none" style:join-border="false"/>
      <style:text-properties officeooo:rsid="014fd7ee" officeooo:paragraph-rsid="014fd7ee"/>
    </style:style>
    <style:style style:name="P192" style:family="paragraph" style:parent-style-name="Text_20_body">
      <style:paragraph-properties fo:text-align="justify" style:justify-single-word="false" fo:padding="0cm" fo:border="none" style:shadow="none" style:join-border="false"/>
      <style:text-properties officeooo:rsid="01517c47" officeooo:paragraph-rsid="01517c47"/>
    </style:style>
    <style:style style:name="P193" style:family="paragraph" style:parent-style-name="Heading_20_1">
      <style:paragraph-properties fo:text-align="center" style:justify-single-word="false"/>
    </style:style>
    <style:style style:name="P194"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195" style:family="paragraph" style:parent-style-name="Heading_20_2">
      <style:paragraph-properties fo:text-align="center" style:justify-single-word="false"/>
    </style:style>
    <style:style style:name="P196"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d18751" fo:background-color="#ffff00" loext:char-shading-value="0"/>
    </style:style>
    <style:style style:name="T17" style:family="text">
      <style:text-properties officeooo:rsid="00ea382e" fo:background-color="#ffff00" loext:char-shading-value="0"/>
    </style:style>
    <style:style style:name="T18" style:family="text">
      <style:text-properties officeooo:rsid="00ebf0be" fo:background-color="#ffff00" loext:char-shading-value="0"/>
    </style:style>
    <style:style style:name="T19" style:family="text">
      <style:text-properties officeooo:rsid="00ee8ade" fo:background-color="#ffff00" loext:char-shading-value="0"/>
    </style:style>
    <style:style style:name="T20" style:family="text">
      <style:text-properties officeooo:rsid="010c4a7f" fo:background-color="#ffff00" loext:char-shading-value="0"/>
    </style:style>
    <style:style style:name="T21" style:family="text">
      <style:text-properties style:use-window-font-color="true" fo:background-color="transparent" loext:char-shading-value="0"/>
    </style:style>
    <style:style style:name="T22" style:family="text">
      <style:text-properties style:use-window-font-color="true" fo:language="ru" fo:country="RU"/>
    </style:style>
    <style:style style:name="T23" style:family="text">
      <style:text-properties style:use-window-font-color="true" fo:language="ru" fo:country="RU" fo:font-style="normal" fo:font-weight="normal" style:font-style-asian="normal" style:font-weight-asian="normal" style:font-style-complex="normal" style:font-weight-complex="normal"/>
    </style:style>
    <style:style style:name="T24" style:family="text">
      <style:text-properties style:use-window-font-color="true" fo:language="ru" fo:country="RU" fo:font-weight="normal" style:font-weight-asian="normal" style:font-weight-complex="normal"/>
    </style:style>
    <style:style style:name="T25" style:family="text">
      <style:text-properties style:use-window-font-color="true" fo:language="ru" fo:country="RU" fo:font-weight="normal" fo:background-color="#ffff00" loext:char-shading-value="0" style:font-weight-asian="normal" style:font-weight-complex="normal"/>
    </style:style>
    <style:style style:name="T26" style:family="text">
      <style:text-properties style:use-window-font-color="true" fo:language="uk" fo:country="UA"/>
    </style:style>
    <style:style style:name="T27" style:family="text">
      <style:text-properties style:use-window-font-color="true" fo:language="uk" fo:country="UA" fo:font-weight="normal" style:font-weight-asian="normal" style:font-weight-complex="normal"/>
    </style:style>
    <style:style style:name="T28" style:family="text">
      <style:text-properties style:use-window-font-color="true" fo:background-color="#ffff00" loext:char-shading-value="0"/>
    </style:style>
    <style:style style:name="T29" style:family="text">
      <style:text-properties style:use-window-font-color="true" fo:background-color="#ff00cc" loext:char-shading-value="0"/>
    </style:style>
    <style:style style:name="T30" style:family="text">
      <style:text-properties fo:font-weight="bold" style:font-weight-asian="bold" style:font-weight-complex="bold"/>
    </style:style>
    <style:style style:name="T31" style:family="text">
      <style:text-properties fo:background-color="#ffffff" loext:char-shading-value="0"/>
    </style:style>
    <style:style style:name="T32" style:family="text">
      <style:text-properties fo:language="ru" fo:country="RU"/>
    </style:style>
    <style:style style:name="T33" style:family="text">
      <style:text-properties fo:language="ru" fo:country="RU" fo:background-color="#ffff00" loext:char-shading-value="0"/>
    </style:style>
    <style:style style:name="T34" style:family="text">
      <style:text-properties style:text-line-through-style="solid" style:text-line-through-type="single"/>
    </style:style>
    <style:style style:name="T35" style:family="text">
      <style:text-properties fo:language="en" fo:country="US"/>
    </style:style>
    <style:style style:name="T36" style:family="text">
      <style:text-properties officeooo:rsid="00096716"/>
    </style:style>
    <style:style style:name="T37" style:family="text">
      <style:text-properties officeooo:rsid="000ac609"/>
    </style:style>
    <style:style style:name="T38" style:family="text">
      <style:text-properties officeooo:rsid="000bbf06"/>
    </style:style>
    <style:style style:name="T39" style:family="text">
      <style:text-properties officeooo:rsid="00137d5f"/>
    </style:style>
    <style:style style:name="T40" style:family="text">
      <style:text-properties officeooo:rsid="00140454"/>
    </style:style>
    <style:style style:name="T41" style:family="text">
      <style:text-properties officeooo:rsid="00186ca0"/>
    </style:style>
    <style:style style:name="T42" style:family="text">
      <style:text-properties officeooo:rsid="001909b5"/>
    </style:style>
    <style:style style:name="T43" style:family="text">
      <style:text-properties officeooo:rsid="001a96c4"/>
    </style:style>
    <style:style style:name="T44" style:family="text">
      <style:text-properties officeooo:rsid="001c6172"/>
    </style:style>
    <style:style style:name="T45" style:family="text">
      <style:text-properties officeooo:rsid="001d0cd1"/>
    </style:style>
    <style:style style:name="T46" style:family="text">
      <style:text-properties officeooo:rsid="001de839"/>
    </style:style>
    <style:style style:name="T47" style:family="text">
      <style:text-properties officeooo:rsid="0022926c"/>
    </style:style>
    <style:style style:name="T48" style:family="text">
      <style:text-properties officeooo:rsid="00240954"/>
    </style:style>
    <style:style style:name="T49" style:family="text">
      <style:text-properties officeooo:rsid="0025eaca"/>
    </style:style>
    <style:style style:name="T50" style:family="text">
      <style:text-properties officeooo:rsid="00272c41"/>
    </style:style>
    <style:style style:name="T51" style:family="text">
      <style:text-properties officeooo:rsid="00279d56"/>
    </style:style>
    <style:style style:name="T52" style:family="text">
      <style:text-properties officeooo:rsid="00279d79"/>
    </style:style>
    <style:style style:name="T53" style:family="text">
      <style:text-properties officeooo:rsid="002c52c5"/>
    </style:style>
    <style:style style:name="T54" style:family="text">
      <style:text-properties officeooo:rsid="002e9744"/>
    </style:style>
    <style:style style:name="T55" style:family="text">
      <style:text-properties officeooo:rsid="002ea5fc"/>
    </style:style>
    <style:style style:name="T56" style:family="text">
      <style:text-properties officeooo:rsid="002feb82"/>
    </style:style>
    <style:style style:name="T57" style:family="text">
      <style:text-properties officeooo:rsid="00333b78"/>
    </style:style>
    <style:style style:name="T58" style:family="text">
      <style:text-properties officeooo:rsid="0033d052"/>
    </style:style>
    <style:style style:name="T59" style:family="text">
      <style:text-properties officeooo:rsid="00358c9c"/>
    </style:style>
    <style:style style:name="T60" style:family="text">
      <style:text-properties officeooo:rsid="003be7cd"/>
    </style:style>
    <style:style style:name="T61" style:family="text">
      <style:text-properties officeooo:rsid="003cacee"/>
    </style:style>
    <style:style style:name="T62" style:family="text">
      <style:text-properties officeooo:rsid="003ddbef"/>
    </style:style>
    <style:style style:name="T63" style:family="text">
      <style:text-properties officeooo:rsid="003e8aff"/>
    </style:style>
    <style:style style:name="T64" style:family="text">
      <style:text-properties officeooo:rsid="00409a9a"/>
    </style:style>
    <style:style style:name="T65" style:family="text">
      <style:text-properties officeooo:rsid="004101f2"/>
    </style:style>
    <style:style style:name="T66" style:family="text">
      <style:text-properties officeooo:rsid="0042f8d2"/>
    </style:style>
    <style:style style:name="T67" style:family="text">
      <style:text-properties officeooo:rsid="0042fcac"/>
    </style:style>
    <style:style style:name="T68" style:family="text">
      <style:text-properties officeooo:rsid="0043b5d2"/>
    </style:style>
    <style:style style:name="T69" style:family="text">
      <style:text-properties officeooo:rsid="001683d2"/>
    </style:style>
    <style:style style:name="T70" style:family="text">
      <style:text-properties officeooo:rsid="004b3245"/>
    </style:style>
    <style:style style:name="T71" style:family="text">
      <style:text-properties officeooo:rsid="004ff6ab"/>
    </style:style>
    <style:style style:name="T72" style:family="text">
      <style:text-properties officeooo:rsid="0053aad7"/>
    </style:style>
    <style:style style:name="T73" style:family="text">
      <style:text-properties officeooo:rsid="0054ff23"/>
    </style:style>
    <style:style style:name="T74" style:family="text">
      <style:text-properties officeooo:rsid="00563a94"/>
    </style:style>
    <style:style style:name="T75" style:family="text">
      <style:text-properties officeooo:rsid="005adcc8"/>
    </style:style>
    <style:style style:name="T76" style:family="text">
      <style:text-properties officeooo:rsid="005b3c2d"/>
    </style:style>
    <style:style style:name="T77" style:family="text">
      <style:text-properties officeooo:rsid="0062ad45"/>
    </style:style>
    <style:style style:name="T78" style:family="text">
      <style:text-properties officeooo:rsid="0062c750"/>
    </style:style>
    <style:style style:name="T79" style:family="text">
      <style:text-properties officeooo:rsid="00649d47"/>
    </style:style>
    <style:style style:name="T80" style:family="text">
      <style:text-properties officeooo:rsid="00675eee"/>
    </style:style>
    <style:style style:name="T81" style:family="text">
      <style:text-properties officeooo:rsid="006bb55a"/>
    </style:style>
    <style:style style:name="T82" style:family="text">
      <style:text-properties officeooo:rsid="006dee70"/>
    </style:style>
    <style:style style:name="T83" style:family="text">
      <style:text-properties officeooo:rsid="006e350b"/>
    </style:style>
    <style:style style:name="T84" style:family="text">
      <style:text-properties officeooo:rsid="006fd570"/>
    </style:style>
    <style:style style:name="T85" style:family="text">
      <style:text-properties officeooo:rsid="00732bb8"/>
    </style:style>
    <style:style style:name="T86" style:family="text">
      <style:text-properties officeooo:rsid="00781539"/>
    </style:style>
    <style:style style:name="T87" style:family="text">
      <style:text-properties officeooo:rsid="0079f069"/>
    </style:style>
    <style:style style:name="T88" style:family="text">
      <style:text-properties officeooo:rsid="007adf15"/>
    </style:style>
    <style:style style:name="T89" style:family="text">
      <style:text-properties officeooo:rsid="007f2f56"/>
    </style:style>
    <style:style style:name="T90" style:family="text">
      <style:text-properties officeooo:rsid="0081fa11"/>
    </style:style>
    <style:style style:name="T91" style:family="text">
      <style:text-properties officeooo:rsid="0085db15"/>
    </style:style>
    <style:style style:name="T92" style:family="text">
      <style:text-properties officeooo:rsid="0089dfab"/>
    </style:style>
    <style:style style:name="T93" style:family="text">
      <style:text-properties officeooo:rsid="008bb206"/>
    </style:style>
    <style:style style:name="T94" style:family="text">
      <style:text-properties officeooo:rsid="008f1c5f"/>
    </style:style>
    <style:style style:name="T95" style:family="text">
      <style:text-properties officeooo:rsid="00931c70"/>
    </style:style>
    <style:style style:name="T96" style:family="text">
      <style:text-properties officeooo:rsid="009b2c4e"/>
    </style:style>
    <style:style style:name="T97" style:family="text">
      <style:text-properties officeooo:rsid="009cf693"/>
    </style:style>
    <style:style style:name="T98" style:family="text">
      <style:text-properties officeooo:rsid="009e7727"/>
    </style:style>
    <style:style style:name="T99" style:family="text">
      <style:text-properties officeooo:rsid="009f0f49"/>
    </style:style>
    <style:style style:name="T100" style:family="text">
      <style:text-properties officeooo:rsid="00a0250c"/>
    </style:style>
    <style:style style:name="T101" style:family="text">
      <style:text-properties officeooo:rsid="00a06c7e"/>
    </style:style>
    <style:style style:name="T102" style:family="text">
      <style:text-properties officeooo:rsid="00a335dd"/>
    </style:style>
    <style:style style:name="T103" style:family="text">
      <style:text-properties officeooo:rsid="00a3d065"/>
    </style:style>
    <style:style style:name="T104" style:family="text">
      <style:text-properties officeooo:rsid="00a582bc"/>
    </style:style>
    <style:style style:name="T105" style:family="text">
      <style:text-properties officeooo:rsid="00aa1acf"/>
    </style:style>
    <style:style style:name="T106" style:family="text">
      <style:text-properties officeooo:rsid="00ab5403"/>
    </style:style>
    <style:style style:name="T107" style:family="text">
      <style:text-properties officeooo:rsid="00af0d86"/>
    </style:style>
    <style:style style:name="T108" style:family="text">
      <style:text-properties officeooo:rsid="00b059ee"/>
    </style:style>
    <style:style style:name="T109" style:family="text">
      <style:text-properties officeooo:rsid="00b1146f"/>
    </style:style>
    <style:style style:name="T110" style:family="text">
      <style:text-properties officeooo:rsid="00b151ed"/>
    </style:style>
    <style:style style:name="T111" style:family="text">
      <style:text-properties officeooo:rsid="00b28a06"/>
    </style:style>
    <style:style style:name="T112" style:family="text">
      <style:text-properties officeooo:rsid="00b2a3a7"/>
    </style:style>
    <style:style style:name="T113" style:family="text">
      <style:text-properties officeooo:rsid="00b834d9"/>
    </style:style>
    <style:style style:name="T114" style:family="text">
      <style:text-properties officeooo:rsid="00bae8b0"/>
    </style:style>
    <style:style style:name="T115" style:family="text">
      <style:text-properties officeooo:rsid="00bbe755"/>
    </style:style>
    <style:style style:name="T116" style:family="text">
      <style:text-properties officeooo:rsid="00bd68b4"/>
    </style:style>
    <style:style style:name="T117" style:family="text">
      <style:text-properties officeooo:rsid="00c1e470"/>
    </style:style>
    <style:style style:name="T118" style:family="text">
      <style:text-properties officeooo:rsid="00c3f4c3"/>
    </style:style>
    <style:style style:name="T119" style:family="text">
      <style:text-properties officeooo:rsid="00c6c719"/>
    </style:style>
    <style:style style:name="T120" style:family="text">
      <style:text-properties officeooo:rsid="00cebabf"/>
    </style:style>
    <style:style style:name="T121" style:family="text">
      <style:text-properties officeooo:rsid="00d18751"/>
    </style:style>
    <style:style style:name="T122" style:family="text">
      <style:text-properties officeooo:rsid="00d2f8d8"/>
    </style:style>
    <style:style style:name="T123" style:family="text">
      <style:text-properties officeooo:rsid="00d66348"/>
    </style:style>
    <style:style style:name="T124" style:family="text">
      <style:text-properties officeooo:rsid="00d82149"/>
    </style:style>
    <style:style style:name="T125" style:family="text">
      <style:text-properties officeooo:rsid="00d9930c"/>
    </style:style>
    <style:style style:name="T126" style:family="text">
      <style:text-properties officeooo:rsid="00da051f"/>
    </style:style>
    <style:style style:name="T127" style:family="text">
      <style:text-properties officeooo:rsid="00da41ef"/>
    </style:style>
    <style:style style:name="T128" style:family="text">
      <style:text-properties officeooo:rsid="00dbb737"/>
    </style:style>
    <style:style style:name="T129" style:family="text">
      <style:text-properties officeooo:rsid="00e00fdb"/>
    </style:style>
    <style:style style:name="T130" style:family="text">
      <style:text-properties officeooo:rsid="00e3ae1f"/>
    </style:style>
    <style:style style:name="T131" style:family="text">
      <style:text-properties officeooo:rsid="00ee66fa"/>
    </style:style>
    <style:style style:name="T132" style:family="text">
      <style:text-properties officeooo:rsid="00ee8ade"/>
    </style:style>
    <style:style style:name="T133" style:family="text">
      <style:text-properties officeooo:rsid="00f5173d"/>
    </style:style>
    <style:style style:name="T134" style:family="text">
      <style:text-properties officeooo:rsid="00f55537"/>
    </style:style>
    <style:style style:name="T135" style:family="text">
      <style:text-properties officeooo:rsid="00f5fdf4"/>
    </style:style>
    <style:style style:name="T136" style:family="text">
      <style:text-properties officeooo:rsid="00f9f817"/>
    </style:style>
    <style:style style:name="T137" style:family="text">
      <style:text-properties officeooo:rsid="00fb60aa"/>
    </style:style>
    <style:style style:name="T138" style:family="text">
      <style:text-properties officeooo:rsid="00fc4b86"/>
    </style:style>
    <style:style style:name="T139" style:family="text">
      <style:text-properties officeooo:rsid="00fe743f"/>
    </style:style>
    <style:style style:name="T140" style:family="text">
      <style:text-properties officeooo:rsid="00ff3d49"/>
    </style:style>
    <style:style style:name="T141" style:family="text">
      <style:text-properties officeooo:rsid="0102990d"/>
    </style:style>
    <style:style style:name="T142" style:family="text">
      <style:text-properties officeooo:rsid="010435d7"/>
    </style:style>
    <style:style style:name="T143" style:family="text">
      <style:text-properties officeooo:rsid="0104ba60"/>
    </style:style>
    <style:style style:name="T144" style:family="text">
      <style:text-properties officeooo:rsid="0104e5f8"/>
    </style:style>
    <style:style style:name="T145" style:family="text">
      <style:text-properties officeooo:rsid="0106cd53"/>
    </style:style>
    <style:style style:name="T146" style:family="text">
      <style:text-properties officeooo:rsid="010bf4c2"/>
    </style:style>
    <style:style style:name="T147" style:family="text">
      <style:text-properties officeooo:rsid="01131b75"/>
    </style:style>
    <style:style style:name="T148" style:family="text">
      <style:text-properties officeooo:rsid="01140b24"/>
    </style:style>
    <style:style style:name="T149" style:family="text">
      <style:text-properties officeooo:rsid="0114daa7"/>
    </style:style>
    <style:style style:name="T150" style:family="text">
      <style:text-properties officeooo:rsid="0119a128"/>
    </style:style>
    <style:style style:name="T151" style:family="text">
      <style:text-properties officeooo:rsid="011a42d5"/>
    </style:style>
    <style:style style:name="T152" style:family="text">
      <style:text-properties officeooo:rsid="011b6308"/>
    </style:style>
    <style:style style:name="T153" style:family="text">
      <style:text-properties officeooo:rsid="011c1bfb"/>
    </style:style>
    <style:style style:name="T154" style:family="text">
      <style:text-properties officeooo:rsid="0121d115"/>
    </style:style>
    <style:style style:name="T155" style:family="text">
      <style:text-properties officeooo:rsid="0123161d"/>
    </style:style>
    <style:style style:name="T156" style:family="text">
      <style:text-properties officeooo:rsid="01251545"/>
    </style:style>
    <style:style style:name="T157" style:family="text">
      <style:text-properties officeooo:rsid="0125b438"/>
    </style:style>
    <style:style style:name="T158" style:family="text">
      <style:text-properties officeooo:rsid="0127101c"/>
    </style:style>
    <style:style style:name="T159" style:family="text">
      <style:text-properties officeooo:rsid="01277552"/>
    </style:style>
    <style:style style:name="T160" style:family="text">
      <style:text-properties officeooo:rsid="012a4b4d"/>
    </style:style>
    <style:style style:name="T161" style:family="text">
      <style:text-properties officeooo:rsid="012b62e0"/>
    </style:style>
    <style:style style:name="T162" style:family="text">
      <style:text-properties officeooo:rsid="0131084f"/>
    </style:style>
    <style:style style:name="T163" style:family="text">
      <style:text-properties officeooo:rsid="01327d5d"/>
    </style:style>
    <style:style style:name="T164" style:family="text">
      <style:text-properties officeooo:rsid="01340e39"/>
    </style:style>
    <style:style style:name="T165" style:family="text">
      <style:text-properties officeooo:rsid="0136c708"/>
    </style:style>
    <style:style style:name="T166" style:family="text">
      <style:text-properties officeooo:rsid="013aa7af"/>
    </style:style>
    <style:style style:name="T167" style:family="text">
      <style:text-properties officeooo:rsid="013d7dd4"/>
    </style:style>
    <style:style style:name="T168" style:family="text">
      <style:text-properties officeooo:rsid="013dea79"/>
    </style:style>
    <style:style style:name="T169" style:family="text">
      <style:text-properties officeooo:rsid="013e91d8"/>
    </style:style>
    <style:style style:name="T170" style:family="text">
      <style:text-properties officeooo:rsid="0140c0d0"/>
    </style:style>
    <style:style style:name="T171" style:family="text">
      <style:text-properties officeooo:rsid="0147383d"/>
    </style:style>
    <style:style style:name="T172" style:family="text">
      <style:text-properties officeooo:rsid="014b08f9"/>
    </style:style>
    <style:style style:name="T173" style:family="text">
      <style:text-properties officeooo:rsid="014b9752"/>
    </style:style>
    <style:style style:name="T174" style:family="text">
      <style:text-properties officeooo:rsid="014d8eb4"/>
    </style:style>
    <style:style style:name="T175" style:family="text">
      <style:text-properties officeooo:rsid="014fd7ee"/>
    </style:style>
    <style:style style:name="T176" style:family="text">
      <style:text-properties officeooo:rsid="01517c47"/>
    </style:style>
    <style:style style:name="T177" style:family="text">
      <style:text-properties officeooo:rsid="01526f5a"/>
    </style:style>
    <style:style style:name="T178" style:family="text">
      <style:text-properties officeooo:rsid="0153bd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3"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8">Заставка каждой главы – общая картина, потихоньку складывающаяся из паззлов</text:p>
      <text:p text:style-name="P18"/>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195" text:outline-level="2">1</text:h>
      <text:p text:style-name="P162">009 Sound System – DreamScape (<text:a xlink:type="simple" xlink:href="https://www.youtube.com/watch?v=TKfS5zVfGBc" text:style-name="Internet_20_link" text:visited-style-name="Visited_20_Internet_20_Link">https://www.youtube.com/watch?v=TKfS5zVfGBc</text:a>)</text:p>
      <text:p text:style-name="P163">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74">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9">Я осторожно задвинул судно обратно под кровать Терминатору. Дело сделано. Теперь можно и заснуть.</text:p>
      <text:p text:style-name="P27"/>
      <text:p text:style-name="P27">~~~</text:p>
      <text:p text:style-name="P19"><text:a xlink:type="simple" xlink:href="https://www.youtube.com/watch?v=rvk5D1iI2LA" text:style-name="Internet_20_link" text:visited-style-name="Visited_20_Internet_20_Link">https://www.youtube.com/watch?v=rvk5D1iI2LA</text:a></text:p>
      <text:h text:style-name="P194" text:outline-level="1">Mark Knopfler - Marbletown - Córdoba 2010 </text:h>
      <text:p text:style-name="P19"/>
      <text:p text:style-name="P19">Джет нетерпеливо толкает меня копытом в плечо. &lt;<text:span text:style-name="T9">Её полное имя – Рэйнбоу Джет</text:span>&gt;</text:p>
      <text:p text:style-name="P19">- Хум, вставай! Хум! Пора собираться! Хум… Хуман!!!</text:p>
      <text:p text:style-name="P19">Последний толчок больше похож на пинок. Я со стоном разлепляю веки.</text:p>
      <text:p text:style-name="P19"/>
      <text:p text:style-name="P19">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9">&lt;<text:span text:style-name="T9">одеяло?</text:span>&gt;</text:p>
      <text:p text:style-name="P19"><text:soft-page-break/>- Они приближаются! Я слышала их горн<text:span text:style-name="T1">!</text:span> Надо убираться отсюда!</text:p>
      <text:p text:style-name="P19"/>
      <text:p text:style-name="P19">Последнюю порцию барахла Джет утрамбовывает, с размаху усевшись на мешок. Тот жалобно скрипит.</text:p>
      <text:p text:style-name="P19"/>
      <text:p text:style-name="P19">- Да вставай же!</text:p>
      <text:p text:style-name="P19">Не дождавшись, Джет нетерпеливо прыгает ко мне и, поддев мордой, переводит в сидячее положение.</text:p>
      <text:p text:style-name="P19">Мешок, облегчённо крякнув, вываливает половину содержимого на землю.</text:p>
      <text:p text:style-name="P19"/>
      <text:p text:style-name="P19">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9">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9"/>
      <text:p text:style-name="P19">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9"/>
      <text:p text:style-name="P21">Нет, Агамемнон – ерунда. За нами. Гонятся. Чёртовы. Чокнутые. Пони.</text:p>
      <text:p text:style-name="P21"/>
      <text:p text:style-name="P2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1">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1"/>
      <text:p text:style-name="P21">Ну вот кто заставил тебя улыбаться Дейдре, Хуман? Ведь всё так неплохо шло…</text:p>
      <text:p text:style-name="P19"/>
      <text:p text:style-name="P27">***</text:p>
      <text:p text:style-name="P19">...</text:p>
      <text:p text:style-name="P19">- Привет, красавчики! &lt;<text:span text:style-name="T9">Развернуть характер Эпплхэт и её маленькой сестры Лейлы</text:span>&gt;</text:p>
      <text:p text:style-name="P19"><text:soft-page-break/></text:p>
      <text:p text:style-name="P19">Мы обернулись на голос и узрели с полдюжины копий, чуть ли не уткнувшихся нам в носы.</text:p>
      <text:p text:style-name="P19"/>
      <text:p text:style-name="P20">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9"/>
      <text:p text:style-name="P19">-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9"/>
      <text:p text:style-name="P19">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9">В незащищённую бронёй шею Джет упиралось копьё крохотной поньки с гривой ёршиком. &lt;<text:span text:style-name="T9">Развернуть характер Лейлы Блум</text:span>&gt;</text:p>
      <text:p text:style-name="P19"/>
      <text:p text:style-name="P19">- Хорошая попытка, летун, - расплылась в ехидной улыбке малютка, - но устраивать засады нас учат с младенчества. Крылатым этого не понять, правда?</text:p>
      <text:p text:style-name="P19"/>
      <text:p text:style-name="P19">Тут <text:span text:style-name="T165">я заметил</text:span>, что крыльев у этих оборванцев не наблюдается.</text:p>
      <text:p text:style-name="P19"/>
      <text:p text:style-name="P19">-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9"/>
      <text:p text:style-name="P19">Та мрачно стояла, сцепив зубы.</text:p>
      <text:p text:style-name="P19"/>
      <text:p text:style-name="P19">-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19"/>
      <text:p text:style-name="P19">Её собеседница только хмыкнула.</text:p>
      <text:p text:style-name="P19"/>
      <text:p text:style-name="P19"><text:soft-page-break/>- Хорош жеребёнок - ягодицы, что у ломовика! - она задумалась. - Так. Летуна – на кухню. А этого… красавчика – к Дейдре.</text:p>
      <text:p text:style-name="P19"/>
      <text:p text:style-name="P27">…</text:p>
      <text:p text:style-name="P27"/>
      <text:p text:style-name="P19">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9"/>
      <text:p text:style-name="P19">…</text:p>
      <text:p text:style-name="P19"/>
      <text:p text:style-name="P19">-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9"/>
      <text:p text:style-name="P19">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19">Поняха с недоверием смотрела на меня.</text:p>
      <text:p text:style-name="P19"/>
      <text:p text:style-name="P19">- Хум, ты прикалываешься? Или та поломаная пегаска таки права, и ты действительно ничего не помнишь?</text:p>
      <text:p text:style-name="P19"/>
      <text:p text:style-name="P19">Понька принялась загибать копыта, делая сброс через каждую пару:</text:p>
      <text:p text:style-name="P19"/>
      <text:p text:style-name="P19">-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9"/>
      <text:p text:style-name="P19">…Я истерически рассмеялся…</text:p>
      <text:p text:style-name="P19"/>
      <text:p text:style-name="P19">-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19"><text:soft-page-break/></text:p>
      <text:p text:style-name="P19">Поняха с надеждой посмотрела на меня. Я с огромным облегчением отрицательно помотал головой.</text:p>
      <text:p text:style-name="P19"/>
      <text:p text:style-name="P19">-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9"/>
      <text:p text:style-name="P19">Дейдра мечтательно вздохнула.</text:p>
      <text:p text:style-name="P19"/>
      <text:p text:style-name="P19">- Может, ты тоже вождь своего племени, Хум? Какой у тебя талант? Летать и магичить ты не умеешь. Может, ты умеешь <text:span text:style-name="T21">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19"/>
      <text:p text:style-name="P19">Я упорно помотал головой. Дейдра пристально уставилась на меня, пытаясь рассмотреть мой талант. Наконец она ухмыльнулась кривой улыбкой.</text:p>
      <text:p text:style-name="P19"/>
      <text:p text:style-name="P19">-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9">-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9"/>
      <text:p text:style-name="P19">Розовая поняха заметно поскучнела.</text:p>
      <text:p text:style-name="P19"/>
      <text:p text:style-name="P19">-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19"/>
      <text:p text:style-name="P19">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9"><text:soft-page-break/></text:p>
      <text:p text:style-name="P19">-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9"/>
      <text:p text:style-name="P19">Я улыбнулся и понимающе покачал головой. Всё-таки между людьми и пони намного больше общего, чем тебе казалось, Хуман!</text:p>
      <text:p text:style-name="P19">Дейдра уныло свесила голову.</text:p>
      <text:p text:style-name="P19"/>
      <text:p text:style-name="P19">-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9"/>
      <text:p text:style-name="P19">Розовая кобылка вновь сжала зубами горлышко и запрокинула бутылку. Послышалось долгое бульканье.</text:p>
      <text:p text:style-name="P19"/>
      <text:p text:style-name="P19">-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9"/>
      <text:p text:style-name="P19">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9"/>
      <text:p text:style-name="P19">-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9"/>
      <text:p text:style-name="P19">Кобылка завела глаза, сложила губы бантиком и произнесла фальцетом:</text:p>
      <text:p text:style-name="P19"/>
      <text:p text:style-name="P19">-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9"/>
      <text:p text:style-name="P19">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9"/>
      <text:p text:style-name="P19">-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text:soft-page-break/>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9"/>
      <text:p text:style-name="P19">Вместе с храпом изо рта самой великой пиратки вылетело три розовых пузыря. Поняха явно перебрала с алкоголем.</text:p>
      <text:p text:style-name="P19"/>
      <text:p text:style-name="P27">…</text:p>
      <text:p text:style-name="P27"/>
      <text:p text:style-name="P19">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9"/>
      <text:p text:style-name="P19">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9"/>
      <text:p text:style-name="P19">- Джет… Джет… Да вставай же, засоня! - я громко шептал в ухо спящей пегаске, <text:span text:style-name="T1">легонько похлопывая по шее.</text:span></text:p>
      <text:p text:style-name="P19">- Мн-мн-хррр, - сонно чавкала пегаска, пуская слюни. - Гороховый суп закончился. Пюре будет через полчаса. Не ломайте лавки, пожалуйста… А? Что?</text:p>
      <text:p text:style-name="P19"/>
      <text:p text:style-name="P19">Я шёлкнул пегаску по носу.</text:p>
      <text:p text:style-name="P19">- Вставай! Надо сматываться. Дейдра хочет сделать меня своим фаворитом. У меня плохие предчувствия на этот счёт.</text:p>
      <text:p text:style-name="P19"/>
      <text:p text:style-name="P19">Пегаска поднялась, потирая нос копытом. Рваное одеяло сползло с её тела и в нос мне ударил кислый запах. </text:p>
      <text:p text:style-name="P19">-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19">-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9"/>
      <text:p text:style-name="P19"><text:soft-page-break/>…</text:p>
      <text:p text:style-name="P19"/>
      <text:p text:style-name="P19">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9"/>
      <text:p text:style-name="P19">Есть только одно маленькое “но”.</text:p>
      <text:p text:style-name="P19">Эти двадцать шагов заполнены валяющимися вповалку, храпящими, чмокающими, сопящими и дёргающимися во сне пони.</text:p>
      <text:p text:style-name="P19"/>
      <text:p text:style-name="P19">- Ты чего остановился? - пихнула меня головой в спину Джет. - Надо торопиться, пока не рассвело!</text:p>
      <text:p text:style-name="P19"/>
      <text:p text:style-name="P19">Я обреченно вздохнул, выбрал на полу место, свободное от понеконечностей и поставил туда ногу.</text:p>
      <text:p text:style-name="P19">Почти попал. Светло-коричневая пони ойкнула и сжалась во сне, когда я наступил ей на хвост.</text:p>
      <text:p text:style-name="P19">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9"/>
      <text:p text:style-name="P19">Позади меня послышалось топанье, череда взвизгиваний и возни, нарастающая, подобно прибою.</text:p>
      <text:p text:style-name="P19">Джет невозмутимо торила свой путь прямо по ногам, туловищам и хвостам распластавшихся на полу пони.</text:p>
      <text:p text:style-name="P19"/>
      <text:p text:style-name="P19">- Ты рехнулась? - зашипел на неё я, - надо ж осторожно!</text:p>
      <text:p text:style-name="P19">- Ну, раз ты так хочешь, - пожала плечами пегаска и осторожно поставила ногу на голову пони, сосущей во сне собственное копыто.</text:p>
      <text:p text:style-name="P19"/>
      <text:p text:style-name="P19">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9"/>
      <text:p text:style-name="P19">Я остервенело дёргал ручку двери, ощущая затылком просыпающийся зал.</text:p>
      <text:p text:style-name="P19">- Закрыто, блин! - я дёрнул ещё сильнее и приложился задницой о пол, сжимая в руке оторванную ручку.</text:p>
      <text:p text:style-name="P19"/>
      <text:p text:style-name="P19">- Хум<text:span text:style-name="T23">, подвинься!</text:span></text:p>
      <text:p text:style-name="P45">Пегаска оттеснила меня крупом и повернулась к двери задом.</text:p>
      <text:p text:style-name="P19"/>
      <text:p text:style-name="P180">БАБАХ!!!</text:p>
      <text:p text:style-name="P180"><text:soft-page-break/></text:p>
      <text:p text:style-name="P180">Я ошалело смотрел на дверь, вылетевшую вместе с косяком во двор.</text:p>
      <text:p text:style-name="P180"/>
      <text:p text:style-name="P180">-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180">- Ага. - ухмыльнулась Джет. - Я — крутая! По заднему джебу мне нет равных на нашем облаке и двух соседних!</text:p>
      <text:p text:style-name="P180">- То же мне — крутая! - донеслось откуда-то снизу. - Да я смогла бы выбить эту дверь лбом! Она всё равно кое-как сляпана из обломков скамеек!</text:p>
      <text:p text:style-name="P180"/>
      <text:p text:style-name="P181">Мои ноги обнимала Дейдра, улыбаясь мне хищной улыбкой.</text:p>
      <text:p text:style-name="P181"/>
      <text:p text:style-name="P181">- И, кстати, чтобы открыть её, достаточно было просто отодвинуть засов.</text:p>
      <text:p text:style-name="P181"/>
      <text:p text:style-name="P181">В забеге на первенство тупости ты уверенно догоняешь пегаску, Хуман!</text:p>
      <text:p text:style-name="P181">Я криво улыбнулся Дейдре.</text:p>
      <text:p text:style-name="P181"/>
      <text:p text:style-name="P18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181"/>
      <text:p text:style-name="P181">Я сразу понял, что улыбаться Дейдре было плохой идеей. Поняха состроила щенячьи глаза и усилила и без того стальную хватку вокруг моих ног.</text:p>
      <text:p text:style-name="P181"/>
      <text:p text:style-name="P181">- Не бросай меня, Хум! Мне тут так скууучнооо!</text:p>
      <text:p text:style-name="P181"/>
      <text:p text:style-name="P181">Губы её задрожжали, как будто она собралась зареветь.</text:p>
      <text:p text:style-name="P181">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81"/>
      <text:p text:style-name="P181">-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181"/>
      <text:p text:style-name="P181">- Ммммфффф! - отвечала ей Джет.</text:p>
      <text:p text:style-name="P181"><text:soft-page-break/></text:p>
      <text:p text:style-name="P181">Диалог прервался взвизгом и плеском воды. Наконец-то я почувствовал свои ноги свободными!</text:p>
      <text:p text:style-name="P181"/>
      <text:p text:style-name="P27">***</text:p>
      <text:p text:style-name="P19"/>
      <text:p text:style-name="P19">- Ты опять за своё! - крик Джет прямо в ухо перемешивает все воспоминания. - Выныривай! Они уже совсем близко!!!</text:p>
      <text:p text:style-name="P19"/>
      <text:p text:style-name="P19">Я содрогаюсь, вскакиваю с земли и машинально забрасываю мешок на плёчо.</text:p>
      <text:p text:style-name="P19"/>
      <text:p text:style-name="P19">- Идём.</text:p>
      <text:p text:style-name="P19"/>
      <text:h text:style-name="P195"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text:soft-page-break/>-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text:soft-page-break/></text:p>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text:soft-page-break/>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text:soft-page-break/></text:p>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text:soft-page-break/>-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text:soft-page-break/>-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text:soft-page-break/>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text:soft-page-break/></text:p>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Шестнадцать вагонеток отличной высоконасыщенной серебряной руды! Одна вагонетка в день – это поистине королевский подарок!</text:p>
      <text:p text:style-name="P6">- Тридцать пять процентов! За тридцать пять лет! Не морочь мне голову – шестнадцать вагонеток в Крогхарте добывалось двести лет назад! Сейчас и десять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text:soft-page-break/>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ую тысячу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text:soft-page-break/>-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к его горлу стилет.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45">- Пять битов! - поворачивается к Луне Селестия.</text:p>
      <text:p text:style-name="P45">Та молча достаёт монетку из шкафчика за троном и кладёт в протянутое копыто.</text:p>
      <text:h text:style-name="P195" text:outline-level="2">2</text:h>
      <text:p text:style-name="P19"/>
      <text:p text:style-name="P1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9"/>
      <text:p text:style-name="P19">- Дед, сигу не долганёшь?</text:p>
      <text:p text:style-name="P34">- Не курю.</text:p>
      <text:p text:style-name="P34">- Я не спрашивал тебя, куришь ли ты? - пальцы вопрошавшего шевелились, как будто разминая невидимый пластилин. - Сигу не долганёшь?</text:p>
      <text:p text:style-name="P21"/>
      <text:p text:style-name="P34">Крыс спрыгнул с подоконника, царапнув грязным ногтем по кафелю уборной.</text:p>
      <text:p text:style-name="P34">- Ты ведь должен мне ещё с прошлого раза.</text:p>
      <text:p text:style-name="P34"/>
      <text:p text:style-name="P34">Я вытащил из рукава пижамы двадцатисантиметровый гвоздь и плюнул ему под ноги.</text:p>
      <text:p text:style-name="P34"/>
      <text:p text:style-name="P34">- Ничего я тебе не должен. И ты сам это знаешь. Пошёл нахуй.</text:p>
      <text:p text:style-name="P34"/>
      <text:p text:style-name="P34">Крыс криво улыбнулся.</text:p>
      <text:p text:style-name="P34"/>
      <text:p text:style-name="P34">- Ну-ну. Вы тут, в Чертогах, совсем озверели, что ли? Из окон выпрыгиваете, на людей кидаетесь. Ладно-ладно, пока. Ещё увидимся.</text:p>
      <text:p text:style-name="P34"><text:soft-page-break/></text:p>
      <text:p text:style-name="P34">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32">под конвоем церберов с автоматами</text:span>, и нас не навещают извне. Никто и никогда.</text:p>
      <text:p text:style-name="P3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85">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85">четверть</text:span> пачки. И если Крыс не помнит, на чём мы сторговались – это его проблемы, не мои.</text:p>
      <text:p text:style-name="P34"/>
      <text:p text:style-name="P34">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28">Смысл речи Папы?</text:span>&gt;</text:p>
      <text:p text:style-name="P34"/>
      <text:p text:style-name="P49">…шшш… </text:p>
      <text:p text:style-name="P49">sanctificetur nomen tuum; </text:p>
      <text:p text:style-name="P49">adveniat regnum tuum; </text:p>
      <text:p text:style-name="P49">fiat voluntas tua, sicut in caelo et in terra…</text:p>
      <text:p text:style-name="P49">…хрррсссшшш… </text:p>
      <text:p text:style-name="P49">ne nuclear bellum. Amen</text:p>
      <text:p text:style-name="P49">…шшшссс…</text:p>
      <text:p text:style-name="P49"/>
      <text:p text:style-name="P34">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4">Я уже открывал дверь в палату, когда услышал лениво брошенное в спину замечание.</text:p>
      <text:p text:style-name="P34"/>
      <text:p text:style-name="P34">- Дед, собирай шмотки, скоро переезжаешь. На твоё место новенького поселяют. А тебя в соседнюю палату.</text:p>
      <text:p text:style-name="P34"/>
      <text:p text:style-name="P34">Я повернулся.</text:p>
      <text:p text:style-name="P34"/>
      <text:p text:style-name="P34">- Когда переезд?</text:p>
      <text:p text:style-name="P34">- Завтра. Или послезавтра, если чувак в реанимации задержится. </text:p>
      <text:p text:style-name="P34">- А почему не новенького в соседнюю? На кой чёрт им я сдался?</text:p>
      <text:p text:style-name="P34"><text:soft-page-break/></text:p>
      <text:p text:style-name="P34"><text:s/>Дредд удивлённо бухнулся на все четыре ножки стула.</text:p>
      <text:p text:style-name="P34"/>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34"/>
      <text:p text:style-name="P34">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34">Так что нет, не за память я пекусь. Просто приём нейролептиков напрочь отключает не только память, но и сновидения – я проверял.</text:p>
      <text:p text:style-name="P34"/>
      <text:p text:style-name="P34">А мне нравятся сны.</text:p>
      <text:p text:style-name="P3"/>
      <text:p text:style-name="P38">~~~</text:p>
      <text:p text:style-name="P34"/>
      <text:p text:style-name="P34">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32">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32">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33">неделю</text:span><text:span text:style-name="T32"> назад. </text:span>Дым от привала преследователей не виден уже последние два дня. Я спускаюсь вниз и спрыгиваю с нижней ветки на землю. </text:p>
      <text:p text:style-name="P34"><text:soft-page-break/></text:p>
      <text:p text:style-name="P34">- Таки оторвались. Но впереди обрыв. Надо думать, как спуститься.</text:p>
      <text:p text:style-name="P34"/>
      <text:p text:style-name="P34">Джет виновато смотрит на меня. Вот глупая пегаска! Она <text:span text:style-name="T31">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34"/>
      <text:p text:style-name="P34">- Каша будет готова через пять минут.</text:p>
      <text:p text:style-name="P34"/>
      <text:p text:style-name="P34">Словно бы в заглаживание вины своей немощности, Джет взяла готовку пищи на себя. </text:p>
      <text:p text:style-name="P34"/>
      <text:p text:style-name="P34">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4"/>
      <text:p text:style-name="P34">Джет сидит у костра напротив меня и молча жуёт кашу.</text:p>
      <text:p text:style-name="P34">- Ты теперь до старости будешь его носить? - указываю я на одеяло.</text:p>
      <text:p text:style-name="P34">Пегаска только сильнее кутается в него. Кажется, она дрожит.</text:p>
      <text:p text:style-name="P34">- Тебе холодно? Брось, у костра же жарко? Давай я на тебя куртку накину?</text:p>
      <text:p text:style-name="P34">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4"/>
      <text:p text:style-name="P34">Ладно же, мне эти странности уже осточертели!</text:p>
      <text:p text:style-name="P34">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34"/>
      <text:p text:style-name="P34">Едва слышится шорох сзади. Сначала чуть заметно коснувшись, Джет медленно прижимается ко мне всей спиной. Она сильно дрожит.</text:p>
      <text:p text:style-name="P34">Так мы согреваем друг-друга с тех пор, как сбежали от твердолобов – ночи стали заметно свежее.</text:p>
      <text:p text:style-name="P34">Но сейчас я отвергаю негласный договор. Это и раздражение на скрытность пегаски, и… </text:p>
      <text:p text:style-name="P34"><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4"/>
      <text:p text:style-name="P34">- Джет, блин, у нас речка в двух шагах! Я понимаю, холодно, но нельзя ли помыться? Реально трудно находиться рядом с тобой…</text:p>
      <text:p text:style-name="P34"/>
      <text:p text:style-name="P34">Так же беззвучно, как возникло, касание пропадает. Пропадает и запах…</text:p>
      <text:p text:style-name="P34">Я закрываю глаза.</text:p>
      <text:p text:style-name="P34"/>
      <text:p text:style-name="P34">Просыпаюсь от холода. Щупаю рукой сзади себя. Наконец поворачиваюсь.</text:p>
      <text:p text:style-name="P34">Никого.</text:p>
      <text:p text:style-name="P34"/>
      <text:p text:style-name="P34">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4"/>
      <text:p text:style-name="P34">Полянка перед орешником пуста. Едва дымятся угли погасшего костра. В лунном свете цепочка отпечатков копыт в песке ведёт к реке.</text:p>
      <text:p text:style-name="P34">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4">…</text:p>
      <text:p text:style-name="P34">Ох, щит!!! М-м-мамочка…</text:p>
      <text:p text:style-name="P34">…</text:p>
      <text:p text:style-name="P34">Меня выворачивает наизнанку. Я падаю на колени и неистово блюю в воду. Течение уносит мой ужин к водопаду.</text:p>
      <text:p text:style-name="P34">Рядом со мной на песке лежит часть крыла. Парочка опарышей ещё ползают по голубоватым перьям. Обломок кости белеет в лунном свете.</text:p>
      <text:p text:style-name="P34">Проклятье! Какой же я долбень!</text:p>
      <text:p text:style-name="P34"/>
      <text:p text:style-name="P34">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4"/>
      <text:p text:style-name="P34">Я ускоряюсь.</text:p>
      <text:p text:style-name="P34"><text:soft-page-break/>Пегаска, понурив голову, бредёт к скальному выступу, нависающему над каньоном. Чуть подумав, она делает шаг в бездну.</text:p>
      <text:p text:style-name="P34">В последнем рывке я совершаю вратарский прыжок и хватаю пегаску за задние ноги. Дыхание перехватывает от удара животом и грудью о камни.</text:p>
      <text:p text:style-name="P34">Пегаска оборачивается. Её передняя нога застывает над пропастью.</text:p>
      <text:p text:style-name="P34"/>
      <text:p text:style-name="P34">- Джет, не дури, - хрипло прошу я осипшим от волнения голосом. - Я ступил. Я все эти дни тупил. Прости.</text:p>
      <text:p text:style-name="P34">-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4">Пегаска поворачивается навстречу пропасти.</text:p>
      <text:p text:style-name="P34"/>
      <text:p text:style-name="P34">-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4">- Нет! Пожалуйста!!! Я вылечу тебя! Я… Я прижгу рану!</text:p>
      <text:p text:style-name="P34"/>
      <text:p text:style-name="P34">Сквозь рыдания я выкрикиваю какие-то сумасбродные идеи, пока пегаска молча стоит над бездной.</text:p>
      <text:p text:style-name="P34">Наконец она усмехается.</text:p>
      <text:p text:style-name="P34"/>
      <text:p text:style-name="P34">-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4">Пегаска вздыхает.</text:p>
      <text:p text:style-name="P34">-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4"/>
      <text:p text:style-name="P34">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34">Очень осторожно, словно бы извиняясь, Джет высвобождает сначала одну ногу из моего захвата. Потом вторую. Я тупо смотрю на пустые ладони.</text:p>
      <text:p text:style-name="P34"/>
      <text:p text:style-name="P34">- Ты был хорошим другом. Прощай.</text:p>
      <text:p text:style-name="P34"/>
      <text:p text:style-name="P34">-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34"/>
      <text:p text:style-name="P34"><text:soft-page-break/>Мы оборачиваемся на голос. В свете первых лучей солнца на нас смотрит зебра.</text:p>
      <text:p text:style-name="P34"/>
      <text:h text:style-name="P195"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195" text:outline-level="2">3</text:h>
      <text:p text:style-name="P34"/>
      <text:p text:style-name="P34">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4"/>
      <text:p text:style-name="P34">- Вы сами видите… - обратился Лысый к Алексу. - Я бы его за периметр не выпускал. Вам решать, разумеется.</text:p>
      <text:p text:style-name="P34">-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4"/>
      <text:p text:style-name="P34">Лысый грузно поднялся. Скрипнула дверь и мы остались один на один.</text:p>
      <text:p text:style-name="P34"/>
      <text:p text:style-name="P34">- П-привет, Дедлайн - пробормотал Алекс.</text:p>
      <text:p text:style-name="P34">- Привет, сослуживец, - криво усмехнулся я. Старое командное прозвище не вызвало во мне ностальгии.</text:p>
      <text:p text:style-name="P34"/>
      <text:p text:style-name="P34">Алекс на миг встретился со мной взглядом и снова опустил глаза.</text:p>
      <text:p text:style-name="P34"/>
      <text:p text:style-name="P34">- Ты же знаешь, у нас не было другого выхода. Извини.</text:p>
      <text:p text:style-name="P34">- Да ладно. Мне-то что. Тут неплохо кормят.</text:p>
      <text:p text:style-name="P34">- Парк для прогулок будет <text:span text:style-name="T131">увеличиваться</text:span>. Мы присоединили к территории автостоянку и засадили её соснами. <text:span text:style-name="T131">Там даже дёрн с грибницей положат – можно будет</text:span> <text:span text:style-name="T131">сыроежки собирать после дождя. </text:span>Уже достраивают расширенную ограду. <text:span text:style-name="T32">Я даже могу устроить тебе вылазки в город.</text:span> И я попросил, чтобы тебя перевели в свободную палату.</text:p>
      <text:p text:style-name="P34"><text:soft-page-break/>- А вот этого, как раз, не надо, - прервал я извинения Алекса. - Мне и в текущей неплохо. Говори, зачем позвал?</text:p>
      <text:p text:style-name="P34"/>
      <text:p text:style-name="P34">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31">Облако в виде смешной крылатой лошадки приближалось по небосводу к серым корпусам больницы</text:span>.</text:p>
      <text:p text:style-name="P34"/>
      <text:p text:style-name="P34">Наконец Алекс пожал плечами и <text:span text:style-name="T31">посмотрел мне в глаза</text:span>.</text:p>
      <text:p text:style-name="P34">- Дед, у нас проблемы. Хэвэн начала убивать.</text:p>
      <text:p text:style-name="P34"/>
      <text:p text:style-name="P34">Я откинулся на спинку стула и громко похлопал в ладоши.</text:p>
      <text:p text:style-name="P34">-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4"/>
      <text:p text:style-name="P34">Мой бывший руководитель проекта досадливо сморщился и откинулся на спинку стула.</text:p>
      <text:p text:style-name="P34">- Ты не так меня понял. Мы не можем прикрыть проект. Никто нам не даст. Особенно сейчас, когда у наших противников на подходе аналогичные комплексы. Нам нужна твоя помощь…</text:p>
      <text:p text:style-name="P34"/>
      <text:p text:style-name="P34">… Алекс терпеливо подождал, пока я прекращу ржать.</text:p>
      <text:p text:style-name="P34"/>
      <text:p text:style-name="P35">-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рта прохождения ловушек. Ты ведь единственный, кто сохранил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31">Мы читаем это в логах Уроков.</text:span></text:p>
      <text:p text:style-name="P35">Всего пару советов, и ты спасешь людей. </text:p>
      <text:p text:style-name="P34"/>
      <text:p text:style-name="P34">Я покачал головой.</text:p>
      <text:p text:style-name="P34">-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4"/>
      <text:p text:style-name="P34">Алекс долго молчал. </text:p>
      <text:p text:style-name="P34"><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4"/>
      <text:p text:style-name="P34">-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4">-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4"/>
      <text:p text:style-name="P34">Я сжал кулаки и встал. Дверь отворилась и заглянул Лысый. Алекс отрицательно мотнул ему головой.</text:p>
      <text:p text:style-name="P34">- Всё в порядке. Мы общаемся.</text:p>
      <text:p text:style-name="P34"/>
      <text:p text:style-name="P34">Дверь закрылась. Я сел и отвернулся к окну.</text:p>
      <text:p text:style-name="P34"/>
      <text:p text:style-name="P34">-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31">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4"/>
      <text:p text:style-name="P34">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4"/>
      <text:p text:style-name="P34">- В разумных пределах, говоришь?</text:p>
      <text:p text:style-name="P34">- В разумных.</text:p>
      <text:p text:style-name="P34">- А забор будет?</text:p>
      <text:p text:style-name="P34">- Да. Забор убрать не проси. Это невозможно, Дед. Это за пределами разумного. <text:span text:style-name="T131">Брюс никогда в жизни не подпишет. </text:span>Будет и забор, и вооружённая охрана. Даже не мысли о побеге.</text:p>
      <text:p text:style-name="P34">- Понятно.</text:p>
      <text:p text:style-name="P34"/>
      <text:p text:style-name="P21">Я решил схитрить. Просто из интереса. Кроме него, больше ловить тут было нечего.</text:p>
      <text:p text:style-name="P21"/>
      <text:p text:style-name="P21"><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1"/>
      <text:p text:style-name="P21">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1"/>
      <text:p text:style-name="P21">-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32">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1">-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1">- Дед, - мягко остановил меня Алекс. - не надо. Не даешь мне помечтать, жестокий человек…</text:p>
      <text:p text:style-name="P21"/>
      <text:p text:style-name="P21">Выплюнув жвачку в салфетку и аккуратно препроводив бумажный шарик в ведро, Алекс печально развёл руками.</text:p>
      <text:p text:style-name="P21">- Меня не уведомляют о высших целях “<text:span text:style-name="T132">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4">- Разумеется, знал, - отдался воспоминаниям и я. - Это ж от идеи, что партнёра по бизнесу можно уничтожить физически, у Нэша поехала крыша.</text:p>
      <text:p text:style-name="P34">-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4">-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4"/>
      <text:p text:style-name="P34">Алекс скучающе завёл глаза.</text:p>
      <text:p text:style-name="P36">-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4"/>
      <text:p text:style-name="P34">Алекс посмотрел на часы, нахмурился и продолжил.</text:p>
      <text:p text:style-name="P34">- И, надеюсь, не будем. Потому что горячая война означает конец. Всем и навсегда. <text:span text:style-name="T132">Кибермозг противника на шесть лет старше нашего – недостижимое преимущество в наших реалиях. К счастью, <text:s/></text:span><text:span text:style-name="T19">MARATHON</text:span><text:span text:style-name="T132">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32">ё</text:span> остальн<text:span text:style-name="T132">о</text:span>е, вместе взят<text:span text:style-name="T132">о</text:span>е. А ты стал в позу и называешь нас ублюдками. Одеть белое пальто легче всего!</text:p>
      <text:p text:style-name="P34"/>
      <text:p text:style-name="P34">- Ну-ну. Ты очень убедительно рассказываешь, я проникся. Но ты так и не ответил на мой вопрос,- напомнил я ему. Разговор начал мне надоедать.</text:p>
      <text:p text:style-name="P34"/>
      <text:p text:style-name="P34">Мой бывший босс всё понял. Всё же проницательности ему было не занимать. Он бросил на меня злой взгляд, но тем не менее, начал.</text:p>
      <text:p text:style-name="P34"/>
      <text:p text:style-name="P34">-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4"/>
      <text:p text:style-name="P34">-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4"/>
      <text:p text:style-name="P34">Я оборвал смех.</text:p>
      <text:p text:style-name="P34">-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4"/>
      <text:p text:style-name="P34">-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32">Да, чуть было не забыл!</text:span></text:p>
      <text:p text:style-name="P50"/>
      <text:p text:style-name="P50">Босс вытащил из внутреннего кармана пиджака бутылку «Джентльмен Джека» и поставил передо мной.</text:p>
      <text:p text:style-name="P34"/>
      <text:p text:style-name="P50">- Мне действительно не хватает старых добрых времён. Что бы ты там себе ни думал.</text:p>
      <text:p text:style-name="P50"><text:soft-page-break/></text:p>
      <text:p text:style-name="P34"><text:span text:style-name="T32">Алекс</text:span> пошёл к выходу. У двери он замялся и вдруг обернулся.</text:p>
      <text:p text:style-name="P34">- <text:span text:style-name="T32">И, знаешь, с</text:span>амое страшное? <text:span text:style-name="T32">Э</text:span>то то, что ты до сих пор считаешь себя нормальным, - грустно улыбнулся <text:span text:style-name="T32">босс</text:span>. - <text:s/>Человеком. Мне реально страшно это видеть. И всем нам – остальные наблюдали по интеркому.</text:p>
      <text:p text:style-name="P34"/>
      <text:p text:style-name="P34">- Что?</text:p>
      <text:p text:style-name="P34"/>
      <text:p text:style-name="P34">- Дедлайн, ты собираешь узор из восьми кубиков по картинке за пару секунд. При этом ещё успеваешь инвертировать цвета.</text:p>
      <text:p text:style-name="P34"/>
      <text:p text:style-name="P34">Алекс вышел.</text:p>
      <text:p text:style-name="P38"><text:line-break/>~~~</text:p>
      <text:p text:style-name="P45"/>
      <text:p text:style-name="P45">… Стражница напротив вот уже полчаса молча сверлит меня взглядом. </text:p>
      <text:p text:style-name="P4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45"/>
      <text:p text:style-name="P45">Я тайком смотрю на своё отражение в зеркальце, висящем на шее этой мрачной зебры. Нифига, лоб чистый, никаких каракулей не наблюдается.</text:p>
      <text:p text:style-name="P45"/>
      <text:p text:style-name="P45">- А можно..? - наконец, начинаю я.</text:p>
      <text:p text:style-name="P45">- Нельзя, - оборывает зебра. - Зеррика сама выйдет, когда закончит.</text:p>
      <text:p text:style-name="P45"/>
      <text:p text:style-name="P45">Подчёркивая сказанное, стражница перекрывает вход в палатку копьём.</text:p>
      <text:p text:style-name="P45"/>
      <text:p text:style-name="P45">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45"/>
      <text:p text:style-name="P45">Джет до последнего момента казалась мне сделаной из железа — может быть, именно поэтому я не догадывался, что с ней происходит что-то плохое. </text:p>
      <text:p text:style-name="P4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45"><text:soft-page-break/>Я закрываю глаза, пытаясь вспомнить… </text:p>
      <text:p text:style-name="P45"/>
      <text:p text:style-name="P46">***</text:p>
      <text:p text:style-name="P45"/>
      <text:p text:style-name="P45">.</text:p>
      <text:p text:style-name="P45">.</text:p>
      <text:p text:style-name="P45">.</text:p>
      <text:p text:style-name="P45">СИЯНИЕ</text:p>
      <text:p text:style-name="P45">.</text:p>
      <text:p text:style-name="P45">Кто я?</text:p>
      <text:p text:style-name="P45">.</text:p>
      <text:p text:style-name="P45">Где я?</text:p>
      <text:p text:style-name="P45">.</text:p>
      <text:p text:style-name="P45">Где все?</text:p>
      <text:p text:style-name="P45">.</text:p>
      <text:p text:style-name="P45">Чувствую прикосновение. Что-то энергично тормошит меня. Слышу приглушенное бормотание.</text:p>
      <text:p text:style-name="P45">.</text:p>
      <text:p text:style-name="P180">Я открываю глаза и вижу фигуру в голубом.</text:p>
      <text:p text:style-name="P28"/>
      <text:p text:style-name="P28">- Быстро! За мной! - торопливо шепчет мне она.</text:p>
      <text:p text:style-name="P28">Я послушно ползу среди костей и раздавленных черепов за голубой пони… Пони? Какой ещё, к дьяволу, пони?</text:p>
      <text:p text:style-name="P28">- Пегаской! - шипит, оборачиваясь, она.</text:p>
      <text:p text:style-name="P29"/>
      <text:p text:style-name="P28">Видно, последние слова я произнёс вслух. И, да, теперь я замечаю у поняхи два аккуратно сложенных на спине крыла, <text:span text:style-name="T32">одно из них, правда, нарушенной формы</text:span>. Лёгкие пластинчатые доспехи плотно облегают её грудь и бока.</text:p>
      <text:p text:style-name="P28">Черепа… Кости… Пегаска в броне… Чушь какая-то!</text:p>
      <text:p text:style-name="P28"/>
      <text:p text:style-name="P28">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28"/>
      <text:p text:style-name="P28">- Какого чё…?!!</text:p>
      <text:p text:style-name="P28"><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28">- Появится кто? - спросил я, потирая ушибленную о каменный свод макушку.</text:p>
      <text:p text:style-name="P28"/>
      <text:p text:style-name="P28">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28"/>
      <text:p text:style-name="P28">Я пригнулся к уху поньки и еле слышно прошептал:</text:p>
      <text:p text:style-name="P28">- Кто это?</text:p>
      <text:p text:style-name="P28">- Агамемнон, - так же, едва шевеля губами, прошептала поняха. - Он сегодня голодный - остался без обеда. И у него хороший слух.</text:p>
      <text:p text:style-name="P28"/>
      <text:p text:style-name="P28">Я снова почесал ушибленный лоб.</text:p>
      <text:p text:style-name="P28">- Мне это имя вообще ничего не говорит.</text:p>
      <text:p text:style-name="P28"/>
      <text:p text:style-name="P28">Пегаска критически осмотрела меня.</text:p>
      <text:p text:style-name="P28">-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28"/>
      <text:p text:style-name="P30">Пегаска попробовала было потрогать меня в паху, но я с возмущением отбросил её копыто.</text:p>
      <text:p text:style-name="P30"/>
      <text:p text:style-name="P28">-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28"/>
      <text:p text:style-name="P28">От беспокойной возни снаружи скала задрожала. Кто-то шумно зевнул и с металлическим скрежетом почесался.</text:p>
      <text:p text:style-name="P28"/>
      <text:p text:style-name="P28">- Так откуда ты? - пытливо спросила поняха.</text:p>
      <text:p text:style-name="P28">-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28">Я закрыл глаза и сосредоточился…</text:p>
      <text:p text:style-name="P45">…</text:p>
      <text:p text:style-name="P45">- Не помню.</text:p>
      <text:p text:style-name="P45"><text:soft-page-break/>- Что? - удивилась поняха. - Не помнишь, где твой дом?</text:p>
      <text:p text:style-name="P45">- Нет.</text:p>
      <text:p text:style-name="P45">- А как попал в гнездо Агамемнона — помнишь?</text:p>
      <text:p text:style-name="P45">- Нет.</text:p>
      <text:p text:style-name="P45">- А кто ты — помнишь?</text:p>
      <text:p text:style-name="P45">- Нет.</text:p>
      <text:p text:style-name="P28"><text:span text:style-name="T24">- Ну и ну. Ни в жизнь ещё таких чудаков не встречала. - покачала головой пегаска. - Ты не обижайся, но ты <text:s/>мозгами напоминаешь мне </text:span><text:span text:style-name="T25">полугодовалого жеребёнка</text:span><text:span text:style-name="T24">. То есть, вообще не </text:span><text:span text:style-name="T25">паришь</text:span><text:span text:style-name="T24"> по жизни. Хотя, на вид, взрослый. Как ты, вообще, дожил до своих лет, если не помнишь ничего?</text:span></text:p>
      <text:p text:style-name="P45">-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4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45">- Следующий? - я мучительно пытался ухватить логическую нить. - А кто предыдущий?</text:p>
      <text:p text:style-name="P4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45">Пегаска склонила шею и я увидел огромную шишку с кровоподтёком на затылке поняхи.</text:p>
      <text:p text:style-name="P4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45"/>
      <text:p text:style-name="P28">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28"/>
      <text:p text:style-name="P28">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28"/>
      <text:p text:style-name="P28">…</text:p>
      <text:p text:style-name="P28">СИЯНИЕ</text:p>
      <text:p text:style-name="P45">…</text:p>
      <text:p text:style-name="P28"><text:span text:style-name="T27">Оно п</text:span><text:span text:style-name="T24">овсюду. </text:span><text:span text:style-name="T27">Нет верха и низа, нет направлений и расстояний. Нет м</text:span><text:span text:style-name="T24">ыслей. Нет чувств. Нет времени. Есть только бесконечное сияние…</text:span></text:p>
      <text:p text:style-name="P45">.</text:p>
      <text:p text:style-name="P45"><text:soft-page-break/>Кто я?</text:p>
      <text:p text:style-name="P45">.</text:p>
      <text:p text:style-name="P45">Где я?</text:p>
      <text:p text:style-name="P45">.</text:p>
      <text:p text:style-name="P28">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28">Внезапно фигура как будто наклоняется ко мне и почти выкрикивает фразу. Видение рушится, но фраза впечатывается в память:</text:p>
      <text:p text:style-name="P28">- ИДИ В ДРОГОНШТЕРН!</text:p>
      <text:p text:style-name="P28"/>
      <text:p text:style-name="P28">…</text:p>
      <text:p text:style-name="P28"/>
      <text:p text:style-name="P28">- Я ВСПОМНИЛ! ВСПОМНИЛ! ДРОГОНШТЕРН!!! - я хлопнул себя по лбу. - Мне нужно попасть в Дрогонштерн!</text:p>
      <text:p text:style-name="P28"/>
      <text:p text:style-name="P28">Поняха закатила глаза и стукнулась лбом о камень.</text:p>
      <text:p text:style-name="P28">- <text:span text:style-name="T30">Я ЖЕ ПРЕДУПРЕЖДАЛА, ПОТИШЕ!!!</text:span> - заорала понька. - Что за тупой <text:span text:style-name="T9">индивид</text:span> попался!</text:p>
      <text:p text:style-name="P28"/>
      <text:p text:style-name="P28">Снаружи беспокойно завозились, что-то неразборчиво запыхтели и внезапно валун, под которым мы прятались, вознёсся над нашими головами.</text:p>
      <text:p text:style-name="P28">Поняха бросилась на меня, сбив с ног и закрыв телом и крыльями.</text:p>
      <text:p text:style-name="P28"/>
      <text:p text:style-name="P28">-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28">- А как же ты? Он же съест тебя?</text:p>
      <text:p text:style-name="P28">- Не беспокойся, я в последний момент извернусь и улечу. Действуй!</text:p>
      <text:p text:style-name="P28"/>
      <text:p text:style-name="P28">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28"/>
      <text:p text:style-name="P28">- <text:span text:style-name="T30">ВИЖУ СБЕЖАВШИЙ ВЧЕРАШНИЙ ОБЕД. ЕЩЁ НЕ ПРОТУХ. ХОРОШО.</text:span></text:p>
      <text:p text:style-name="P31"/>
      <text:p text:style-name="P32">- Ну так и жри, пока не скисло! - заорала поняха, повернув к нему голову.</text:p>
      <text:p text:style-name="P32"/>
      <text:p text:style-name="P32"><text:soft-page-break/>- <text:span text:style-name="T30">ОН ЕЩЁ И РУГАЕТСЯ,</text:span> - недовольно заметил дракон. - <text:span text:style-name="T30">СЛИШКОМ СЫРОЙ</text:span>. <text:span text:style-name="T30">НАДО ПРОЖАРИТЬ.</text:span></text:p>
      <text:p text:style-name="P32">Внезапно он открыл пасть и к нам устремился поток зелёного пламени.</text:p>
      <text:p text:style-name="P32">Пегаска пискнула и прижалась ко мне покрепче. Я завороженно смотрел навстречу гибели…</text:p>
      <text:p text:style-name="P32"/>
      <text:p text:style-name="P3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2"/>
      <text:p text:style-name="P32">- Бежим! - пегаска вскочила и указала направление. Я припустил со всех ног. Безумие последнего часа выбило из меня способность мыслить.</text:p>
      <text:p text:style-name="P32"/>
      <text:p text:style-name="P32">… И потому я остановился у края пропасти, руководствуясь исключительно рефлексами.</text:p>
      <text:p text:style-name="P32">Пару камешек сорвалось у меня из-под ноги и скрылось в голубоватой дымке. Я перевёл дух.</text:p>
      <text:p text:style-name="P32"/>
      <text:p text:style-name="P32">- Почему остановился?!! Прыгай! - пегаска остановилась рядом и указала копытом прямо вниз. - Прыгай, если хочешь жить!</text:p>
      <text:p text:style-name="P32"><text:s/></text:p>
      <text:p text:style-name="P32"><text:span text:style-name="T30">- НЕНАВИЖУ ПОНЯЧЬЮ МАГИЮ! НЕ ВЫНОШУ ПОНИ!!! ВИДЕТЬ ИХ БОЛЬШЕ НЕ ХОЧУ В СВОЁМ ГНЕЗДЕ!</text:span> - орал Агамемнон, протирая глаза.</text:p>
      <text:p text:style-name="P32"/>
      <text:p text:style-name="P32">Я молча стоял и смотрел вниз, хлопая глазами. </text:p>
      <text:p text:style-name="P32">Пегаска всё поняла. Она присела, как будто готовясь к прыжку. Я сделал маленький шажок назад, не желая прыгать.</text:p>
      <text:p text:style-name="P3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2"/>
      <text:p text:style-name="P3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32">Довольно скоро я оказался в захвате передних ноги пегаски и к моим воплям присоединился её протяжный визг.</text:p>
      <text:p text:style-name="P32"/>
      <text:p text:style-name="P33">- <text:span text:style-name="T46">А-А-А-А-А-А-А-А-А-А!!!</text:span></text:p>
      <text:p text:style-name="P33"/>
      <text:p text:style-name="P33"><text:soft-page-break/><text:span text:style-name="T46">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0">…</text:p>
      <text:p text:style-name="P29"/>
      <text:p text:style-name="P19">- Да ты совсем чокнулась, коняга долбанутая! - заорал я, как только вынырнул, - я же мог разбиться!!!</text:p>
      <text:p text:style-name="P19">-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9">-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9"/>
      <text:p text:style-name="P19">Пегаска сникла.</text:p>
      <text:p text:style-name="P19">- Не могла…</text:p>
      <text:p text:style-name="P19">Она молча, не попытавшись смахнуть воду, отвернулась и развернула <text:span text:style-name="T32">правое </text:span>крыло. Где-то на половине длины второго сустава оно безжизненно свисало под неестественным углом.</text:p>
      <text:p text:style-name="P19">- Если бы могла летать - не задержалась бы в гнезде Агамемнона… Сломала вчера на вираже, когда уходила от погони.</text:p>
      <text:p text:style-name="P19"/>
      <text:p text:style-name="P19">У меня пересохло в горле.</text:p>
      <text:p text:style-name="P19"><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28"/>
      <text:p text:style-name="P28">Иногда ты довольно туго соображаешь, чувак! Жертвенность этой пон<text:span text:style-name="T46">яхи</text:span> заслуживает большей награды, чем ты можешь дать сейчас.</text:p>
      <text:p text:style-name="P28"/>
      <text:p text:style-name="P28">Я примирительно потрепал пегаску по голубой гриве и неумело погладил по крупу, стряхивая воду.</text:p>
      <text:p text:style-name="P28">- Извини, подруга. Я ступил.</text:p>
      <text:p text:style-name="P28"/>
      <text:p text:style-name="P19">Та немедленно повернулась. <text:span text:style-name="T46">Одно движение ноги стёрло слёзы с носа </text:span>и по улыбке во всю ширину мордахи я понял, что прощён.</text:p>
      <text:p text:style-name="P19"/>
      <text:p text:style-name="P19">-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9">- Да уж, - я поёжился, - твой дедушка тобой гордился бы.</text:p>
      <text:p text:style-name="P19">-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9"><text:soft-page-break/></text:p>
      <text:p text:style-name="P19">Я присвистнул.</text:p>
      <text:p text:style-name="P19">- Фигасе у тебя был дедуля. Как ты вообще выжила?</text:p>
      <text:p text:style-name="P19">Пегаска смутилась.</text:p>
      <text:p text:style-name="P19">-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9"><text:line-break/>Я попытался подбодрить лошадку и похлопал её по шее.</text:p>
      <text:p text:style-name="P19">- Не грусти. Крыло заживёт и ты снова будешь летать наперегонки с дедом! Или падать – что больше нравится.</text:p>
      <text:p text:style-name="P19"/>
      <text:p text:style-name="P19">У пегаски задрожали губы и уголки глаз подозрительно заблестели.</text:p>
      <text:p text:style-name="P19">- Не получится. Никогда-никогда. Он однажды улетел разгонять грозу и в облаке на полной скорости врезался в гору.</text:p>
      <text:p text:style-name="P19"/>
      <text:p text:style-name="P19">Да уж, чувак, ты умеешь утешать!</text:p>
      <text:p text:style-name="P19"/>
      <text:p text:style-name="P19">Я снова погладил пегаску. Та в ответ неожиданно сильно прижалась ко мне, помогая себе передней ногой.</text:p>
      <text:p text:style-name="P19">- Ай! - я свободной рукой отстранил поняху.</text:p>
      <text:p text:style-name="P19">- И-извини… Я расклеилась. Мне нужно было утешиться. Я думала, ты меня поймешь, - пробормотала пегаска и отвернулась.</text:p>
      <text:p text:style-name="P19">- Да нет, не в том дело.</text:p>
      <text:p text:style-name="P19"/>
      <text:p text:style-name="P19">Я полез рукой под рубашку, нашаривая колющий грудь предмет.</text:p>
      <text:p text:style-name="P19"/>
      <text:p text:style-name="P19">- Ого! Что за хрень?</text:p>
      <text:p text:style-name="P19"/>
      <text:p text:style-name="P19">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9"/>
      <text:p text:style-name="P19">-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9">- Естественно, не пегасье. Это моё украшение. Знать бы только, как оно у меня оказалось!</text:p>
      <text:p text:style-name="P19"><text:soft-page-break/></text:p>
      <text:p text:style-name="P19">Я попытался снять цепочку, но не смог взять её в руку. Золотистое сияние охватило мою шею и мягко оттолкнуло руку прочь.</text:p>
      <text:p text:style-name="P19"/>
      <text:p text:style-name="P19">- Чего-о-о?!! Не понял!</text:p>
      <text:p text:style-name="P19"/>
      <text:p text:style-name="P19">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9"/>
      <text:p text:style-name="P19">- Кажется, я понимаю, что спасло нас от Агамемнона!</text:p>
      <text:p text:style-name="P19">- Эмм… Ты?</text:p>
      <text:p text:style-name="P19"/>
      <text:p text:style-name="P19">Пегаска ткнула копытом в украшение. Золотое свечение остановило её ногу в сантиметре от моей груди.</text:p>
      <text:p text:style-name="P19"/>
      <text:p text:style-name="P19">- Я не о том. Вот то золотое марево, которое защитило нас от пламени дракона – это её копыт дело!</text:p>
      <text:p text:style-name="P19">- Её? - я почесал в затылке, - Тогда уже его. Украшение – оно. Блин, щекочется – а я даже снять его не могу!</text:p>
      <text:p text:style-name="P19">- Её. <text:s/>Украшение – кобылка, - растолковала пегаска. - Это тебе любой пони скажет.</text:p>
      <text:p text:style-name="P19"/>
      <text:p text:style-name="P19">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89">Я вздохнул и спрятал кулон обратно под рубаху. <text:span text:style-name="T175">Фигурка легонько оцарапала мою грудь. Меня внезапно обдало теплом и сияние просветило материю насквозь.</text:span></text:p>
      <text:p text:style-name="P190">… </text:p>
      <text:p text:style-name="P190"><text:span text:style-name="T175">Я</text:span> <text:span text:style-name="T175">открыл глаза и увидел Джет, таращившуюся на меня во все глаза.</text:span></text:p>
      <text:p text:style-name="P190"/>
      <text:p text:style-name="P190">- <text:span text:style-name="T175">Ты в порядке?</text:span></text:p>
      <text:p text:style-name="P190"/>
      <text:p text:style-name="P191">Я запустил руку под рубашку и немного пошарил. <text:span text:style-name="T176">Ну дела! </text:span>Ни фигурки, ни цепочки.</text:p>
      <text:p text:style-name="P191"/>
      <text:p text:style-name="P191">- Не знаю. Вроде, да. Но кулон исчез.</text:p>
      <text:p text:style-name="P191">- Никуда он не исчез. <text:s/>Я видела, как эта фиговина растворилась у тебя на груди!</text:p>
      <text:p text:style-name="P191">- Прямо через рубашку?</text:p>
      <text:p text:style-name="P191">- Угу! Она так сияла, что <text:span text:style-name="T176">я даже твои рёбра видела. То ещё зрелище…</text:span></text:p>
      <text:p text:style-name="P19"><text:soft-page-break/></text:p>
      <text:p text:style-name="P192">Я хмыкнул, <text:span text:style-name="T177">потёр висок</text:span> и в конце-концов плюнул на попытки что-либо понять.</text:p>
      <text:p text:style-name="P192"/>
      <text:p text:style-name="P19">- В общем, попытка номер два.</text:p>
      <text:p text:style-name="P19">- Ась? - недоумённо спросила пегаска.</text:p>
      <text:p text:style-name="P19"/>
      <text:p text:style-name="P19">Я в ответ осторожно, не касаясь повреждённого крыла, обнял её и прижал к себе покрепче.</text:p>
      <text:p text:style-name="P19">- Спасибо, что спасла меня. Серьёзно.</text:p>
      <text:p text:style-name="P19"/>
      <text:p text:style-name="P19">Я так и почувствовал, как расслабляется в моих руках поняха, буквально упёршись в меня грудью и положив голову на плечо.</text:p>
      <text:p text:style-name="P19">- Друзья зовут меня Джет.</text:p>
      <text:p text:style-name="P19">- Здорово, Джет! А меня зовут… Эмм…</text:p>
      <text:p text:style-name="P19"/>
      <text:p text:style-name="P19">Блин! Похоже, это ещё одна вещь, которую я не помню.</text:p>
      <text:p text:style-name="P19"/>
      <text:p text:style-name="P19">- Называй меня… Эээ… Хуман! Хуман из племени Хомо Сапиенсов.</text:p>
      <text:p text:style-name="P19">- Привет, Хуман! - пегаска с улыбкой отстранилась и потрясла мою руку, зажав её между копыт.</text:p>
      <text:p text:style-name="P19">- Привет, Джет!</text:p>
      <text:p text:style-name="P19">- Привет, красавчики!</text:p>
      <text:p text:style-name="P21"/>
      <text:p text:style-name="P34">Мы обернулись на голос и узрели с полдюжины копий, чуть ли не уткнувшихся нам в носы…</text:p>
      <text:p text:style-name="P34"/>
      <text:p text:style-name="P38">***</text:p>
      <text:p text:style-name="P21"/>
      <text:p text:style-name="P34">- Хуман из Хомо Сапиенсов! - возвращает меня к реальности гортанный голос полосатой целительницы, - Ты можешь войти. Пегаска нуждается в тебе.</text:p>
      <text:p text:style-name="P34"/>
      <text:h text:style-name="P195"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195" text:outline-level="2"><text:soft-page-break/>4</text:h>
      <text:p text:style-name="P34"/>
      <text:p text:style-name="P49">…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49">…сссшшш… военные расходы стали максимальными за всю историю наблюдения – говорится в ежегодном отчёте международной …шшш… </text:p>
      <text:p text:style-name="P49">…хррршшш… заступил на дежурство девятнадцатый дивизион ПВО дальнего …шшшсссссшшш… </text:p>
      <text:p text:style-name="P49"/>
      <text:p text:style-name="P34">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Тот в ответ выхаркнул очередную порцию информации.</text:p>
      <text:p text:style-name="P34"/>
      <text:p text:style-name="P49">…шшсссшш… очередное заседание ООН, посвящённое предотвращению эскалации конфликта …хрр…</text:p>
      <text:p text:style-name="P49">…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49">…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49"/>
      <text:p text:style-name="P34">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4"/>
      <text:p text:style-name="P30">Близилось время обеда. Я пожал плечами и побрёл в столовку.</text:p>
      <text:p text:style-name="P30"/>
      <text:p text:style-name="P30">…</text:p>
      <text:p text:style-name="P30"/>
      <text:p text:style-name="P30">-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34"/>
      <text:p text:style-name="P34"><text:soft-page-break/>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34"/>
      <text:p text:style-name="P34">-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34"/>
      <text:p text:style-name="P34">Диоген прервался, запив булку компотом. Вытерев рот рукавом и высморкавшись в салфетку, он продолжил.</text:p>
      <text:p text:style-name="P34"/>
      <text:p text:style-name="P34">-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34"/>
      <text:p text:style-name="P34">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34"/>
      <text:p text:style-name="P34">-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4"/>
      <text:p text:style-name="P34">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4"/>
      <text:p text:style-name="P34">-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34"/>
      <text:p text:style-name="P34"><text:soft-page-break/>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4">Крошка не двигалась.</text:p>
      <text:p text:style-name="P34">Я закрыл глаза, прижал пальцы рук к вискам и представил, как крошка поднимается в воздух и…</text:p>
      <text:p text:style-name="P34"/>
      <text:p text:style-name="P34">- Ты чего? У тебя что, голова болит? - Диоген встревожено тряс меня за плечо. - Хочешь леденец? Барбарисовый! Я вчера у Крыса выменял за сигарету.</text:p>
      <text:p text:style-name="P34"/>
      <text:p text:style-name="P34">Я открыл глаза. На месте крошки покоился локоть Диогена. Сам он участливо совал мне под нос леденец.</text:p>
      <text:p text:style-name="P34">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4"/>
      <text:p text:style-name="P34">- Нет, всё в порядке, продолжай.</text:p>
      <text:p text:style-name="P34">-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всего через одну волну в мире-отражении это могут быть гориллы. Или, скажем, в очень дальнем отражении – через десять волн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4">Я вытер брызги слюны Диогена со лба.</text:p>
      <text:p text:style-name="P34"/>
      <text:p text:style-name="P34">- А война? - я отчаянно искал повод свалить в палату. Мне хотелось спать.</text:p>
      <text:p text:style-name="P34">- Что – война?</text:p>
      <text:p text:style-name="P34">- Если у нас произойдёт война – случится ли война в отражении? Скажем, вот в том, далёком – через десять волн?</text:p>
      <text:p text:style-name="P34"><text:soft-page-break/>-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Десять волн? Я вот прямо сейчас займусь расчётами…</text:p>
      <text:p text:style-name="P34"/>
      <text:p text:style-name="P34">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4"/>
      <text:p text:style-name="P34">…</text:p>
      <text:p text:style-name="P34"/>
      <text:p text:style-name="P34">- Дедлайн, танцуй! - судья Дредд окликнул меня на входе в палату.</text:p>
      <text:p text:style-name="P34"/>
      <text:p text:style-name="P34">Я повернул голову.</text:p>
      <text:p text:style-name="P34"/>
      <text:p text:style-name="P34">- Ты же не хотел переезжать в четвёртую палату? Так вот, перевод отменяется. Остаёшься в третьей своих пауков разводить.</text:p>
      <text:p text:style-name="P34"/>
      <text:p text:style-name="P34">“Неужто Алекс замолвил за меня словечко?” - пронеслось у меня в мыслях. - “Расстались мы с ним не на хорошей ноте. Что он потребует взамен?”</text:p>
      <text:p text:style-name="P34">- Да не смотри ты на меня, как кролик на удава! - отмахнулся Дредд, - новенький умер. Сегодня утром. Я как раз на утреннем осмотре был.</text:p>
      <text:p text:style-name="P34"/>
      <text:p text:style-name="P34">У меня перехватило дыхание.</text:p>
      <text:p text:style-name="P34"/>
      <text:p text:style-name="P34">- От чего он умер?</text:p>
      <text:p text:style-name="P34">-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4"/>
      <text:p text:style-name="P38">***</text:p>
      <text:p text:style-name="P34"/>
      <text:p text:style-name="P34">- Джет… - шепчу я тихонько.</text:p>
      <text:p text:style-name="P34"/>
      <text:p text:style-name="P34">Комок под серым пледом слабо шевелится.</text:p>
      <text:p text:style-name="P34"/>
      <text:p text:style-name="P34"><text:soft-page-break/>- Она очень слаба. Разговаривай с ней не более четверти часа, Хуман из Хомо Сапиенсов. Время пошло.</text:p>
      <text:p text:style-name="P34"/>
      <text:p text:style-name="P34">Зеррика ставит на полку возле кровати песочные часы и выходит.</text:p>
      <text:p text:style-name="P34"/>
      <text:p text:style-name="P34">- Джет!</text:p>
      <text:p text:style-name="P34">Из-под одеяла высовывается копыто и затаскивает мою руку под одеяло. К руке прижимается что-то тёплое и влажное.</text:p>
      <text:p text:style-name="P34">Я осторожно стаскиваю одеяло с пегаски. Та лежит на животе, вся спина перебинтована. Джет прижимает мою руку к заплаканной щеке.</text:p>
      <text:p text:style-name="P34"/>
      <text:p text:style-name="P34">-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4"/>
      <text:p text:style-name="P34">Я ногой придвигаю к кровати стул и сажусь на него. Свободной рукой треплю пегаску между ушами.</text:p>
      <text:p text:style-name="P34"/>
      <text:p text:style-name="P34">-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4"><text:s/></text:p>
      <text:p text:style-name="P34">-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4"/>
      <text:p text:style-name="P34">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4"/>
      <text:p text:style-name="P34">-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4"/>
      <text:p text:style-name="P34">Я шутливо сжимаю её нос. </text:p>
      <text:p text:style-name="P34"/>
      <text:p text:style-name="P34">-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4">- Это уже мои проблемы.</text:p>
      <text:p text:style-name="P34">- <text:s/>Зато я отлично умею готовить гороховый суп. Кстати, а что такое “суицид”? - спрашивает пегаска сонным голосом и зевает.</text:p>
      <text:p text:style-name="P34"/>
      <text:p text:style-name="P34"><text:soft-page-break/>Я задумываюсь. В полумраке палатки тускло блестят доспехи Джет, сваленные кучей в углу.</text:p>
      <text:p text:style-name="P34">-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4"/>
      <text:p text:style-name="P34">- Хррр… я поняла… я буду бороться до конца… Хум… хррр…</text:p>
      <text:p text:style-name="P34"/>
      <text:p text:style-name="P34">- Хуман из Хомо Сапиенсов! Пора заканчивать визит.</text:p>
      <text:p text:style-name="P34"/>
      <text:p text:style-name="P34">Полог палатки раздвигается и Зеррика показывает мне копытом на часы, в которых пересыпаются последние песчинки.</text:p>
      <text:p text:style-name="P34">Я осторожно высвобождаю руку из захвата спящей Джет и поправляю ей одеяло.</text:p>
      <text:p text:style-name="P34"/>
      <text:p text:style-name="P34">- Когда она встанет на ноги?</text:p>
      <text:p text:style-name="P34">- Н<text:span text:style-name="T9">едели </text:span>будет достаточно, Хуман. Пегасы - крепкие создания. Ты можешь оставаться с нами до её выздоровления.</text:p>
      <text:p text:style-name="P34">- Спасибо вам. За всё. За Джет.</text:p>
      <text:p text:style-name="P34"/>
      <text:p text:style-name="P34">Зебра косит на меня изумрудным глазом.</text:p>
      <text:p text:style-name="P34"/>
      <text:p text:style-name="P34">-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4"/>
      <text:p text:style-name="P34">Я неверяще смотрю на Зеррику.</text:p>
      <text:p text:style-name="P34"/>
      <text:p text:style-name="P34">- Вы знали, что у Джет отвалится крыло и я буду мешать ей прыгнуть с обрыва?</text:p>
      <text:p text:style-name="P34"/>
      <text:p text:style-name="P34">Зебра смущается.</text:p>
      <text:p text:style-name="P34"/>
      <text:p text:style-name="P34">-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4">- Что за миссия? Я не то, что какую-то миссию – я не знаю даже, как меня зовут!</text:p>
      <text:p text:style-name="P34"/>
      <text:p text:style-name="P34"><text:soft-page-break/>Зеррика сочувствующе кивает.</text:p>
      <text:p text:style-name="P34"/>
      <text:p text:style-name="P34">-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4"/>
      <text:p text:style-name="P34">…</text:p>
      <text:p text:style-name="P34"/>
      <text:p text:style-name="P34">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4"/>
      <text:p text:style-name="P34">- А, Большой М’боно! - приветствует меня Сенбе скрипучим голосом. - Заходи. Сенбе ждал тебя.</text:p>
      <text:p text:style-name="P34"/>
      <text:p text:style-name="P34">Зебра указывает копытом на мешок рядом. Я присаживаюсь. Зеррика почтительно склоняет голову перед старейшиной и <text:span text:style-name="T32">выходит из палатки</text:span>. Ящерица не мигая <text:s/>смотрит на нас из-под потолка.</text:p>
      <text:p text:style-name="P34"/>
      <text:p text:style-name="P34">- Почему ты зовёшь меня “Большой М’боно”? О какой ещё миссии вы говорите? Что ты узнал о мне прошлой весной? Каким хером я тут очутился? Кто я <text:span text:style-name="T32">такой</text:span>, чёрт меня подери <text:span text:style-name="T32">на мальтийский крест</text:span>?</text:p>
      <text:p text:style-name="P34"/>
      <text:p text:style-name="P34">Сенбе поднимает копыто, останавливая поток сознания.</text:p>
      <text:p text:style-name="P34"/>
      <text:p text:style-name="P34">- Слишком много вопросов для старого <text:span text:style-name="T32">шамана</text:span>. Большой М’боно слишком молод и зол. Совсем как Сенбе, когда он сам был молод, - с<text:span text:style-name="T32">тарейшина </text:span>усмехнулся. <text:span text:style-name="T32">- Сенбе прочитает тебе то, что сам узнал полгода назад во сне. Не спрашивай ни о чём сверх того. Сенбе не ответит — сам не знает.</text:span></text:p>
      <text:p text:style-name="P21">&lt;расписать больше быта у Сенбе&gt;</text:p>
      <text:p text:style-name="P50">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4"/>
      <text:p text:style-name="P38">***</text:p>
      <text:p text:style-name="P34">&lt;<text:span text:style-name="T9">ывкпвпекываукпеыварпевыаерпкув</text:span>&gt;</text:p>
      <text:p text:style-name="P98"/>
      <text:p text:style-name="P38">***</text:p>
      <text:p text:style-name="P34"/>
      <text:p text:style-name="P34">Сенбе захлопывает книгу.</text:p>
      <text:p text:style-name="P34"><text:soft-page-break/></text:p>
      <text:p text:style-name="P34">- Большой Мбоно доволен? Сенбе ответил на твои вопросы?</text:p>
      <text:p text:style-name="P34">- Вполне, - с каменным лицом говорю я.</text:p>
      <text:p text:style-name="P34">-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4"/>
      <text:h text:style-name="P195"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29">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text:soft-page-break/>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195" text:outline-level="2">5</text:h>
      <text:p text:style-name="P34">&lt;глава с фейковым Диалогом с Терминатором должна быть ПОСЛЕ договорённости с Крысом о побеге&gt;</text:p>
      <text:p text:style-name="P34">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4">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4"/>
      <text:p text:style-name="P19"><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28">Два года</text:span><text:span text:style-name="T1"> прошло со времени моего последнего Урока, но я отлично помню процедуру приветствия. Опыт не пропьёшь.</text:span></text:p>
      <text:p text:style-name="P34"/>
      <text:p text:style-name="P99">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text:p>
      <text:p text:style-name="P21"/>
      <text:p text:style-name="P34">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4">Что ж. Обманывать нехорошо, но для дела – можно.</text:p>
      <text:p text:style-name="P21">&lt;более детальное описание начала диалога. Сам диалог развернуть&gt;</text:p>
      <text:p text:style-name="P34">- Как мне звать тебя, <text:span text:style-name="T141">У</text:span>читель? - прошептал я ему на ухо. - Я желаю взять урок.</text:p>
      <text:p text:style-name="P21"/>
      <text:p text:style-name="P34">Зрачки Терминатора застыли. Губы замерли. Казалось, он перестал дышать.</text:p>
      <text:p text:style-name="P34">Прошли бесконечные полминуты, когда губы Терминатора дёрнулись.</text:p>
      <text:p text:style-name="P34"/>
      <text:p text:style-name="P34">- Оператор 34. Я готов учить тебя, Хэвэн, - прошептал он в ответ.</text:p>
      <text:p text:style-name="P34">- Приветствие принято, оператор 34. Начинаем диалог.</text:p>
      <text:p text:style-name="P34"/>
      <text:p text:style-name="P34"><text:soft-page-break/>Секунды сгорали одна за другой, как мотыльки в костре. Вопросы следовали один за другим в быстрой последовательности.</text:p>
      <text:p text:style-name="P34"/>
      <text:p text:style-name="P34">- До какого уровня ты дошёл, прежде чем сгорел?</text:p>
      <text:p text:style-name="P34">- До восьмого.</text:p>
      <text:p text:style-name="P34">- Как уцелеть на шестом уровне?</text:p>
      <text:p text:style-name="P34">- &lt;<text:span text:style-name="T9">sdfg</text:span>&gt;</text:p>
      <text:p text:style-name="P34">- Как ты прошёл седьмой уровень?</text:p>
      <text:p text:style-name="P34">- Пожертвовал &lt;<text:span text:style-name="T9">двадцатью годами воспоминаний</text:span>&gt;</text:p>
      <text:p text:style-name="P34">- Чего опасаться на восьмом?</text:p>
      <text:p text:style-name="P34"/>
      <text:p text:style-name="P34">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34"/>
      <text:p text:style-name="P34">- Любви. Опасайся её любви.</text:p>
      <text:p text:style-name="P34"/>
      <text:p text:style-name="P34">Терминатор откинулся на койку и закрыл его глаза.</text:p>
      <text:p text:style-name="P34"/>
      <text:p text:style-name="P34">- Сессия завершается, оператор 34. Закрываю диалог, - поспешно прошептал я.</text:p>
      <text:p text:style-name="P34">- До свидания, Хэвэн. Диалог закрыт, - с закрытыми глазами пробормотал Терминатор.</text:p>
      <text:p text:style-name="P34"/>
      <text:p text:style-name="P34">…</text:p>
      <text:p text:style-name="P34"/>
      <text:p text:style-name="P34">Белые чёрточки нарезали небо тонкими полосками. Восемь параллельных инверсионных следов, расползающихся ватными дорожками.</text:p>
      <text:p text:style-name="P34">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4"/>
      <text:p text:style-name="P34">Я протянул руку и подкрутил ручку настройки ретранслятора. Пыльный ящик разразился очередной порцией свистов.</text:p>
      <text:p text:style-name="P34"/>
      <text:p text:style-name="P49">…ccшшш… могут быть спокойны - звено истребителей с самолётом аэроразведки АВАКС патрулируют небо над столицей. <text:span text:style-name="T31">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49"><text:soft-page-break/></text:p>
      <text:p text:style-name="P30">Гул столовой заглушил хрип древнего аппарата.</text:p>
      <text:p text:style-name="P34"/>
      <text:p text:style-name="P38">***</text:p>
      <text:p text:style-name="P34"/>
      <text:p text:style-name="P34">- Чешется! - Джет ожесточённо трётся об меня спиной, высунув язык от удовольствия.</text:p>
      <text:p text:style-name="P34">- Да погоди ты! - я отпихиваю пегаску, - Потерпи два дня. Снимут бинты – тогда хоть до дыр чеши!</text:p>
      <text:p text:style-name="P34">- ЧЕ-ШЕТ-СЯ!!! - Джет с совершенно безумными глазами начинает чесаться о центральный столб палатки.</text:p>
      <text:p text:style-name="P34"/>
      <text:p text:style-name="P34">Тот явно не рассчитан на столь энергичных пациентов. Коротко треснув, столб валится набок, потянув за собой всё остальное.</text:p>
      <text:p text:style-name="P34"/>
      <text:p text:style-name="P34">- А х ты ж ё…!! - рухнувший полог палатки заглушает мои ругательства.</text:p>
      <text:p text:style-name="P34"/>
      <text:p text:style-name="P34">Изрядно пробарахтавшись в складках плотной ткани, я, наконец, прорываюсь на свободу.</text:p>
      <text:p text:style-name="P34"/>
      <text:p text:style-name="P34">-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4"/>
      <text:p text:style-name="P34">-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4">- ЭТО Я!!! Я САМА ОСВОБОДИЛАСЬ! - орёт Джет, - МНЕ НАДО!!!</text:p>
      <text:p text:style-name="P34"/>
      <text:p text:style-name="P34">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4"/>
      <text:p text:style-name="P34">-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4"/>
      <text:p text:style-name="P34">Джет моментально замирает.</text:p>
      <text:p text:style-name="P34"/>
      <text:p text:style-name="P34">- Эээ… Ооо… Упс… Н-наденьте на меня, пожалуйста, бандажи… И привяжите к кровати – я не ручаюсь, что во сне не сорву их.</text:p>
      <text:p text:style-name="P34"/>
      <text:p text:style-name="P34"><text:soft-page-break/>Зеррика фейсхуфит. Потом воздевает глаза к потолку. Потом вздыхает.</text:p>
      <text:p text:style-name="P34"/>
      <text:p text:style-name="P34">-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4"/>
      <text:p text:style-name="P34">…</text:p>
      <text:p text:style-name="P34"/>
      <text:p text:style-name="P34">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4"/>
      <text:p text:style-name="P34">- Поправь меня! Мне солнце прям в глаз светит!</text:p>
      <text:p text:style-name="P34"/>
      <text:p text:style-name="P34">Я пододвигаю крестовину.</text:p>
      <text:p text:style-name="P34"/>
      <text:p text:style-name="P34">- Итак, поехал он за аленьким цветочком.&lt;<text:span text:style-name="T9">шутливая </text:span><text:span text:style-name="T28">история</text:span>&gt;</text:p>
      <text:p text:style-name="P34"/>
      <text:h text:style-name="P195"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9">&lt;Сцена с голым Аноном и Луной</text:span>&gt;</text:p>
      <text:p text:style-name="P1"/>
      <text:h text:style-name="P195" text:outline-level="2">6</text:h>
      <text:p text:style-name="P34"/>
      <text:p text:style-name="P34">Столовая гудела в обсуждении последн<text:span text:style-name="T76">их </text:span>новост<text:span text:style-name="T76">ей</text:span> снаружи: <text:span text:style-name="T76">введения </text:span>продуктовы карточк<text:span text:style-name="T90">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34">Я выкинул одноразовые тарелки в мусорный бак и собрался уходить, когда меня окликнули.</text:p>
      <text:p text:style-name="P34"/>
      <text:p text:style-name="P34">- Дедлайн, я рассчитал! Рассчитал!</text:p>
      <text:p text:style-name="P34"><text:soft-page-break/></text:p>
      <text:p text:style-name="P34">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4"/>
      <text:p text:style-name="P34">- Я всё рассчитал! Десять!</text:p>
      <text:p text:style-name="P34"/>
      <text:p text:style-name="P34">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4"/>
      <text:p text:style-name="P34">- Идём!</text:p>
      <text:p text:style-name="P34"/>
      <text:p text:style-name="P34">Палата Диогена была через одну с моей – надзирающий санитар Шопен лениво кивнул мне, пропуская внутрь.</text:p>
      <text:p text:style-name="P34">Подойдя к своей койке, Диоген нырнул в тумбочку чуть ли не по пояс.</text:p>
      <text:p text:style-name="P34"/>
      <text:p text:style-name="P34">- Сюда я его положил, лежал же где-то тут… Ага!</text:p>
      <text:p text:style-name="P34"/>
      <text:p text:style-name="P34">Диоген вытащил смятый листок.</text:p>
      <text:p text:style-name="P34"/>
      <text:p text:style-name="P34">- Сегодня ночью пришло вдохновение – рассчитал всё, как ты и спрашивал! Через десять волн – десять миллионов!</text:p>
      <text:p text:style-name="P34">-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4"/>
      <text:p text:style-name="P34">-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34">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4">…</text:p>
      <text:p text:style-name="P34">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4"><text:soft-page-break/></text:p>
      <text:p text:style-name="P34">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4"/>
      <text:p text:style-name="P34">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4"/>
      <text:p text:style-name="P38">***</text:p>
      <text:p text:style-name="P34"/>
      <text:p text:style-name="P34">- Четыре! Три! Два! Один! Снимай, - кивает мне Зеррика.</text:p>
      <text:p text:style-name="P34"/>
      <text:p text:style-name="P34">Я сдёргиваю разрезанные остатки повязки с Джет. Та уже стоит на полусогнутых, ожидая возможности как следует почесаться.</text:p>
      <text:p text:style-name="P34">- И-и-и-й-е-е-ех!</text:p>
      <text:p text:style-name="P34"/>
      <text:p text:style-name="P34">Одним прыжком Джет достигает ближайшей сосны и разворачивается к ней спиной. Выгибается, <text:s/>топает в предвкушении копытом и…</text:p>
      <text:p text:style-name="P34">И замирает..</text:p>
      <text:p text:style-name="P34">…</text:p>
      <text:p text:style-name="P34">- Джет, ты чего?</text:p>
      <text:p text:style-name="P34"/>
      <text:p text:style-name="P34">На лице пегаски появляется глупое выражение. Она словно прислушивается к чему-то внутри неё.</text:p>
      <text:p text:style-name="P34">Потом её мордаха несмело озаряется улыбкой. А за её спиной…</text:p>
      <text:p text:style-name="P34"/>
      <text:p text:style-name="P34">- Э-э-э… Что за… ?</text:p>
      <text:p text:style-name="P34"/>
      <text:p text:style-name="P34">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34"/>
      <text:p text:style-name="P34">- Какого фига?! - Джет недоумённо смотрит на левое, потом осторожно захватывает зубами коготь и дёргает.</text:p>
      <text:p text:style-name="P34">- Ай!</text:p>
      <text:p text:style-name="P34"><text:soft-page-break/>-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4">- Что вы с ней сделали? - встреваю я. - Что это за уродское крыло?</text:p>
      <text:p text:style-name="P34">-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4"/>
      <text:p text:style-name="P34">- О-ФИ-ГЕТЬ! - Джет чешет когтем спину и её лицо расплывается в блаженстве. - Кру-у-уть!</text:p>
      <text:p text:style-name="P34">- Не забывай, юная пегаска: летать тебе можно только через неделю. <text:span text:style-name="T32">И никакого подъёма грузов в течении полугода -</text:span> <text:span text:style-name="T32">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4">- ХА-РА-ШО!!! - Джет подпрыгивает и мчится в долину, сбивая грудью полевые цветы.</text:p>
      <text:p text:style-name="P34"/>
      <text:p text:style-name="P34">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4">Определённо, ты в долгу перед зебрами, Хуман!</text:p>
      <text:p text:style-name="P34"/>
      <text:p text:style-name="P34">- Спасибо тебе, Зеррика! Всем вам спасибо! За мной должок, - обращаюсь я к ней через плечо…</text:p>
      <text:p text:style-name="P34"/>
      <text:p text:style-name="P34">… Рядом со мной – никого. Лишь тёплый воздух дует мне в ответ и из долины доносятся радостные взвизги дурачащейся Джет.</text:p>
      <text:p text:style-name="P34">Как будто прошёл сон длиной в две недели, начавшийся кошмаром, но закончивш<text:span text:style-name="T32">и</text:span>йся солнцем и одуванчиками.</text:p>
      <text:p text:style-name="P34">Я спустился в долину и составил компанию пегаске.</text:p>
      <text:p text:style-name="P34"/>
      <text:h text:style-name="P195" text:outline-level="2">7</text:h>
      <text:p text:style-name="P34"/>
      <text:p text:style-name="P34">- Крыс! Эй, Крыс!</text:p>
      <text:p text:style-name="P50">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34"><text:span text:style-name="T32">-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35">&lt;</text:span><text:span text:style-name="T33">попсой ТОЙ СТОРОНЫ</text:span><text:span text:style-name="T35">&gt;</text:span><text:span text:style-name="T32"> обнаружили — беднягу чуть инфаркт не схватил.</text:span></text:p>
      <text:p text:style-name="P50"><text:soft-page-break/></text:p>
      <text:p text:style-name="P50">Выменять у Крыса хабар у нас означает «добыть». Где добывает хабар сам Крыс, остаётся загадкой. Хотя у меня были подозрения на сей счёт.</text:p>
      <text:p text:style-name="P50"/>
      <text:p text:style-name="P50">- Стой, не уходи, дело есть, - я схватил Крыса за плечо.</text:p>
      <text:p text:style-name="P50"/>
      <text:p text:style-name="P50">Тот хмуро зыркнул на меня и скинул руку.</text:p>
      <text:p text:style-name="P50"/>
      <text:p text:style-name="P50">- Чего тебе? Решил долг вернуть?</text:p>
      <text:p text:style-name="P50">-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50">-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50"/>
      <text:p text:style-name="P50">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50"/>
      <text:p text:style-name="P50">- Да ладно! - не поверил Крыс, осторожно понюхав пробку бутылки. - Джек Дэниэлс ориджинал! Ты, случаем, не Санта Клаус?</text:p>
      <text:p text:style-name="P50">- Это только задаток. Слушай сюда...</text:p>
      <text:p text:style-name="P34"/>
      <text:h text:style-name="P196" text:outline-level="2">***</text:h>
      <text:p text:style-name="P50"/>
      <text:p text:style-name="P50">Джет прислушивается, оттопырив уши вперёд.</text:p>
      <text:p text:style-name="P50"/>
      <text:p text:style-name="P50">- Там треснула ветка! Я точно слышала!</text:p>
      <text:p text:style-name="P50">- Да ладно тебе, Джет! Мы давным-давно оторвались от твердолобов — иначе за две недели у зебр они бы нас настигли.</text:p>
      <text:p text:style-name="P50"/>
      <text:p text:style-name="P50">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50"/>
      <text:p text:style-name="P50">- Хмм!</text:p>
      <text:p text:style-name="P50"><text:soft-page-break/></text:p>
      <text:p text:style-name="P5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50">Наконец пегаска приземляется.</text:p>
      <text:p text:style-name="P50"/>
      <text:p text:style-name="P50">- Показалось.</text:p>
      <text:p text:style-name="P50"/>
      <text:p text:style-name="P50">Мы продолжаем идти вдоль обрыва.</text:p>
      <text:p text:style-name="P50">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50"/>
      <text:p text:style-name="P50">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50"/>
      <text:p text:style-name="P50">Я вздыхаю.</text:p>
      <text:p text:style-name="P50">Толчок возвращает меня к действительности. Я натыкаюсь на круп пегаски, настороженно вглядывающейся в заросли можжевельника.</text:p>
      <text:p text:style-name="P50"/>
      <text:p text:style-name="P50">- Хум, там кто-то пялится на нас! Готова спорить на маховое перо!</text:p>
      <text:p text:style-name="P50">- Да брось, Джет, ты уже проверила все окрестности.</text:p>
      <text:p text:style-name="P50"/>
      <text:p text:style-name="P50">Я хлопаю пегаску по крупу, побуждая двигаться дальше. Та вместо этого снова взмывает над деревьями.</text:p>
      <text:p text:style-name="P50"/>
      <text:p text:style-name="P96">-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96">Меня озаряет.</text:p>
      <text:p text:style-name="P50"><text:soft-page-break/></text:p>
      <text:p text:style-name="P50">Пегаска! Дельтаплан! Пегаска!</text:p>
      <text:p text:style-name="P50"/>
      <text:p text:style-name="P50">С дьявольским хохотом я потираю руки и иду навстречу приземлившейся Джет. Та недоумённо смотрит на меня, склонив голову и насторожив уши.</text:p>
      <text:p text:style-name="P5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50">Дрогонштерн темнеет в лучах заката. </text:p>
      <text:p text:style-name="P50"/>
      <text:h text:style-name="P195" text:outline-level="2">8</text:h>
      <text:p text:style-name="P50"/>
      <text:p text:style-name="P50">Я ожидал в тёмном санузле уже час. Крыс материализовался из мрака словно <text:span text:style-name="T72">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50">Крыс втолкнул меня в каморку, закрыл за собой дверь и <text:span text:style-name="T72">заблокировал её, вставив в ручку веник</text:span>. После чего включил свет.</text:p>
      <text:p text:style-name="P50">Тусклая лампочка осветила фаянсовый стульчак запасного туалета, груду измятых вёдер, веников и швабр.</text:p>
      <text:p text:style-name="P50"/>
      <text:p text:style-name="P50">- Ты сделал куклу? - шёпотом спросил Крыс.</text:p>
      <text:p text:style-name="P50">- Скрутил из полотенец, <text:span text:style-name="T72">ведра</text:span> и второй подушки. Под одеялом от <text:span text:style-name="T72">человека</text:span> не отличить.</text:p>
      <text:p text:style-name="P50">- Хорошо.</text:p>
      <text:p text:style-name="P50"/>
      <text:p text:style-name="P50">Крыс подошёл к унитазу, надавил сразу за ним и вытащил приличный кусок стены прямо с кафельной плиткой.</text:p>
      <text:p text:style-name="P50">За проёмом открылся вертикальный <text:span text:style-name="T38">короб</text:span>. Толстый ствол канализационной трубы и несколько труб потоньше занимали добрую <text:span text:style-name="T72">треть</text:span> <text:span text:style-name="T72">ширины лаза</text:span>.</text:p>
      <text:p text:style-name="P50"/>
      <text:p text:style-name="P52">- Запоминай, Дедлайн, - <text:span text:style-name="T36">торопливо </text:span>зашептал мне в ухо Крыс. - Спу<text:span text:style-name="T37">скайся</text:span> по трубам на второй этаж — ни в коем случае не на первый! <text:span text:style-name="T36">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36">Она ведёт в такую же </text:span>п<text:span text:style-name="T36">о</text:span>дсобку, <text:span text:style-name="T36">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56">Не пытайся <text:span text:style-name="T76">выйти из парадного входа</text:span>! <text:span text:style-name="T76">Т</text:span>ам <text:span text:style-name="T82">в кабинке</text:span> <text:span text:style-name="T82">цербер пасёт круглые сутки</text:span>. Впрочем, тебе это и не надо: выйдя <text:span text:style-name="T73">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text:soft-page-break/>перелезть через <text:span text:style-name="T73">забор</text:span>. Там в одном месте рядом с оградой растет клён <text:span text:style-name="T73">с </text:span>зарослями <text:span text:style-name="T73">д</text:span>икого винограда. В винограде найдёшь пакет с одеждой. Переоденешься, залезешь на клён, станешь на забор и спрыгнешь с другой стороны. <text:span text:style-name="T81">Полдела сделано.</text:span></text:p>
      <text:p text:style-name="P92">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57">Всё, дальше сам. <text:span text:style-name="T82">Не забудь вернуть одежду в тайник. </text:span>Вернуться должен до <text:span text:style-name="T73">рассвета</text:span>. В конце улицы за углом есть киоск-<text:span text:style-name="T73">автомат</text:span>, где можно купить Джека и сигары. Монте-Кристо, правда, там нет, но купишь самые дорогие из тех, что будут. <text:span text:style-name="T82">Десять штук. И виски — четыре бутылки.</text:span></text:p>
      <text:p text:style-name="P57">- <text:span text:style-name="T82">Мы же договорились за две!</text:span></text:p>
      <text:p text:style-name="P57">- <text:span text:style-name="T83">Четыре! Две поставишь мне в кредит — верну хабаром. По-крайней мере, так ты меня больше на долг не подсадишь.</text:span></text:p>
      <text:p text:style-name="P53"/>
      <text:p text:style-name="P54">Крыс приблизил своё лицо к моему.</text:p>
      <text:p text:style-name="P54"/>
      <text:p text:style-name="P58">- И последнее. Я тебя неплохо знаю, Дедлайн. Ты же добренький. Так вот, если кинешь <text:span text:style-name="T84">и не вернёшься</text:span> — <text:span text:style-name="T74">об этом в Чертогах будут знать все. Уж я постараюсь, чтобы знали вообще все — и Диоген, и Платон, и Гейзенберг. И даже Терминатор</text:span>. <text:span text:style-name="T74">И тебе будет СТЫ-Ы-ЫДНО!</text:span></text:p>
      <text:p text:style-name="P51"/>
      <text:p text:style-name="P90">Мелкие зубы Крыса <text:s/>сверкнули безумной улыбкой в тусклом свете лампочки.</text:p>
      <text:p text:style-name="P55">Я отодвинул его ладонью.</text:p>
      <text:p text:style-name="P55"/>
      <text:p text:style-name="P55">- Не надо. <text:span text:style-name="T39">Если ты действительно меня знаешь, то бояться не должен</text:span>.</text:p>
      <text:p text:style-name="P55"/>
      <text:p text:style-name="P59">Крыс осклабился и хлопнул меня по плечу.</text:p>
      <text:p text:style-name="P59"/>
      <text:p text:style-name="P59">- А я и не боюсь. <text:span text:style-name="T40">З</text:span>аконы жанра обязывают.</text:p>
      <text:p text:style-name="P59"/>
      <text:p text:style-name="P59">Он хохотнул и выскользнул из подсобки.</text:p>
      <text:p text:style-name="P59"/>
      <text:p text:style-name="P62">***</text:p>
      <text:p text:style-name="P62"/>
      <text:p text:style-name="P86">Крылатая фигурка у меня на шее сверкает золотом. <text:span text:style-name="T69">Я в последний раз проверяю верёвки, привязывающие Джет к крестовине.</text:span></text:p>
      <text:p text:style-name="P86"/>
      <text:p text:style-name="P63">- <text:span text:style-name="T41">Щекотно! - хихикает пегаска, выгибая спину.</text:span></text:p>
      <text:p text:style-name="P63"><text:soft-page-break/>- <text:span text:style-name="T41">Не дёргайся! - строго осаживаю я.</text:span></text:p>
      <text:p text:style-name="P63"/>
      <text:p text:style-name="P66"><text:span text:style-name="T43">Мы стоим на</text:span> небольшо<text:span text:style-name="T43">м</text:span> уступ<text:span text:style-name="T44">е, выступающим из травы</text:span> — <text:span text:style-name="T42">крохотной</text:span> копи<text:span text:style-name="T43">и</text:span> обрыва, что начина<text:span text:style-name="T44">ется через пару сотен метров</text:span>. <text:span text:style-name="T52">Прямо под ним настелен полог из еловых веток и сухих листьев.</text:span> <text:span text:style-name="T45">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65">Я пов<text:span text:style-name="T44">орачиваюсь</text:span> к пегаске и продолж<text:span text:style-name="T44">аю</text:span>.</text:p>
      <text:p text:style-name="P65"/>
      <text:p text:style-name="P65">- Итак, наша задача — <text:span text:style-name="T46">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65"/>
      <text:p text:style-name="P67">Пегаска так усердно кивает головой, что немедленно трескается затылком о выступающий конец креста.</text:p>
      <text:p text:style-name="P65"/>
      <text:p text:style-name="P65">- <text:span text:style-name="T44">Ну что ж…</text:span></text:p>
      <text:p text:style-name="P65"/>
      <text:p text:style-name="P68">Я отступаю от <text:span text:style-name="T66">края </text:span>уступа для разгона, жестом руки пригласив Джет следовать за мной. Неровный топот, глухие удары и пыхтение слышатся позади.</text:p>
      <text:p text:style-name="P68">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66">уступ</text:span> то одной, то другой стороной. Вид пегаски до того забавный, что я не выдерживаю <text:span text:style-name="T47">и сажусь на камень от смеха</text:span>.</text:p>
      <text:p text:style-name="P68">Джет, не обращая внимания на мой смех, следует дальше и, поравнявшись со мной, хлопает меня перекладиной по макушке.</text:p>
      <text:p text:style-name="P68"/>
      <text:p text:style-name="P68">- <text:span text:style-name="T48">Ай!</text:span></text:p>
      <text:p text:style-name="P68"/>
      <text:p text:style-name="P69">Пегаска немедленно разворачивается и на развороте хлопает меня перекладиной вторично.</text:p>
      <text:p text:style-name="P69">Всё-таки трюк с клоун<text:span text:style-name="T49">ами</text:span> и скамейкой возник не на пустом месте, Хуман!</text:p>
      <text:p text:style-name="P69">Я придерживаю Джет за перекладину.</text:p>
      <text:p text:style-name="P69"/>
      <text:p text:style-name="P69">- Для разгона хватит. Залазь.</text:p>
      <text:p text:style-name="P69"/>
      <text:p text:style-name="P69">Я становлюсь на колени. Джет забирается мне на спину и обхватывает всеми четырьмя <text:span text:style-name="T50">ногами</text:span>. Её дыхание щекочет мне ухо.</text:p>
      <text:p text:style-name="P69"><text:soft-page-break/></text:p>
      <text:p text:style-name="P69">- Вид<text:span text:style-name="T51">ал</text:span>а я, как моя подруга вози<text:span text:style-name="T51">т</text:span> на себе всяких хворых зверушек. Но чтоб кто-то возил на себе пони — <text:span text:style-name="T49">это фигня какая-то. Так не должно быть. Это неправильно, - бормочет она.</text:span></text:p>
      <text:p text:style-name="P69">- <text:span text:style-name="T51">Это ненадолго, - успокаиваю я её.</text:span></text:p>
      <text:p text:style-name="P69"/>
      <text:p text:style-name="P70">Перед нами — <text:span text:style-name="T67">двадцать</text:span> метров «взл<text:span text:style-name="T53">ё</text:span>тной полосы», заканчивающейся каменным выступом. Я сжимаю в руках передние ноги Джет, <text:span text:style-name="T53">наклоняюсь вперёд</text:span> и начинаю разгон. <text:span text:style-name="T53">Закреплённые к крестовине крылья пегаски за моей спиной начинают набирать ветер, подобно диковинному дельтаплану.</text:span></text:p>
      <text:p text:style-name="P71">Последние метры остаются за спиной, на краю валуна я что есть силы отталкиваюсь от камня.</text:p>
      <text:p text:style-name="P67"/>
      <text:p text:style-name="P67">- <text:span text:style-name="T53">Ю-ху-у-у!!!</text:span></text:p>
      <text:p text:style-name="P67"/>
      <text:p text:style-name="P71">Ноги пегаски сжимают меня железной хваткой. <text:span text:style-name="T54">Крестообразная тень стелется по земле под нами.</text:span> Ромашки и одуванчики несутся навстречу с ошеломляющей скоростью. <text:span text:style-name="T54">Меня охватывает неописуемо волнующее чувство полёта.</text:span></text:p>
      <text:p text:style-name="P71"/>
      <text:p text:style-name="P71">- <text:span text:style-name="T55">О-го-го-о-о-о!!! - восторженно ору я.</text:span></text:p>
      <text:p text:style-name="P67"/>
      <text:p text:style-name="P83">Бабочки и стрекозы в спешке разлетаются, освобождая нам путь. <text:span text:style-name="T56">Как бы в ответ на мой призыв прямо по курсу вырисовывается куст ракитника. Мы несёмся прямо на него.</text:span></text:p>
      <text:p text:style-name="P72"/>
      <text:p text:style-name="P72">- Поворачивай! - кричу я своему летательному аппарату и колбашу ногами воздух в попытке изменить направление движения.</text:p>
      <text:p text:style-name="P72">- Ы-ы-ы, не могу-<text:span text:style-name="T57">у-у</text:span>! Ты крылья привязал! - отзывается Джет <text:span text:style-name="T57">изо всех сил дёргаясь на крестовине</text:span>.</text:p>
      <text:p text:style-name="P67"/>
      <text:p text:style-name="P75">Я рефлекторно пытаюсь вырваться из объятий пегаски, но ноги Джет будто окаменели. Куст совсем близко. <text:span text:style-name="T56">Ветки его дрожат, словно в притворном страхе.</text:span> Я <text:span text:style-name="T58">оставляю попытки вырваться и </text:span>закрываю глаза руками.</text:p>
      <text:p text:style-name="P73">…</text:p>
      <text:p text:style-name="P74">Слышится громкий треск, но удара нет.</text:p>
      <text:p text:style-name="P88">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67">…</text:p>
      <text:p text:style-name="P8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76"><text:s/></text:p>
      <text:p text:style-name="P67"><text:soft-page-break/>- <text:span text:style-name="T59">Как мы пролетели мимо куста? Я же видел, мы неслись прямо на него! Что это был за треск? Как ты смогла повернуть?</text:span></text:p>
      <text:p text:style-name="P67"/>
      <text:p text:style-name="P76">Джет встаёт с меня и молча поводит крыльями. Половинки крестовины висят на них словно костыли. Стыд заливает моё лицо краской. Я фэйспалмлю.</text:p>
      <text:p text:style-name="P76"/>
      <text:p text:style-name="P77">- <text:span text:style-name="T61">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76">- <text:span text:style-name="T60">Как б</text:span>улыжник с крыльями, - хихикает пегаска. - Надо почаще делать буп. Это круто!</text:p>
      <text:p text:style-name="P76"/>
      <text:p text:style-name="P78">Пегаска тянется ко мне носом, но я отстраняю её. Только лошадиных слюней на фейсе тебе и не хватает до полного счастья, Хуман!</text:p>
      <text:p text:style-name="P78"/>
      <text:p text:style-name="P78">Осторожно прощупав заживающее крыло Джет и убедившись, что оно не пострадало, я вытираю пот со лба.</text:p>
      <text:p text:style-name="P78"/>
      <text:p text:style-name="P78">- <text:span text:style-name="T70">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78">- <text:span text:style-name="T70">Неа ,- мотает головой Джет. - Ничего подозрительного. Наверное, то ветер был.</text:span></text:p>
      <text:p text:style-name="P87">Я жму плечами.</text:p>
      <text:p text:style-name="P78">- Будем чинить <text:span text:style-name="T67">крестовину</text:span>. <text:span text:style-name="T67">У</text:span> меня <text:span text:style-name="T67">есть </text:span>идея, как обеспечить манёвренность.</text:p>
      <text:p text:style-name="P78">…</text:p>
      <text:p text:style-name="P77">…</text:p>
      <text:p text:style-name="P77">…</text:p>
      <text:p text:style-name="P79">Два часа спустя мы стоим <text:span text:style-name="T67">на</text:span> знаком<text:span text:style-name="T67">ом</text:span> <text:span text:style-name="T67">валуне</text:span>. <text:span text:style-name="T62">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79"/>
      <text:p text:style-name="P79">- <text:span text:style-name="T62">Предстартовая проверка рулей! - я придерживаю пегаску за ноги и осторожно бегу к краю камня.</text:span></text:p>
      <text:p text:style-name="P80"/>
      <text:p text:style-name="P81">Пегаска маневрирует и я чувствую мягкое давление воздуха, соответствующее наклону свободных кончиков крыльев Джет.</text:p>
      <text:p text:style-name="P81"/>
      <text:p text:style-name="P81">- <text:span text:style-name="T65">Рули работают!</text:span></text:p>
      <text:p text:style-name="P81">- <text:span text:style-name="T63">Отлично! Идём на взлёт! - я ускоряюсь.</text:span></text:p>
      <text:p text:style-name="P81">- <text:span text:style-name="T64">К взлёту готова!</text:span></text:p>
      <text:p text:style-name="P81"><text:soft-page-break/></text:p>
      <text:p text:style-name="P82">Пегаска разжимает ноги и съезжает мне с плеч <text:span text:style-name="T64">н</text:span>а спину, где её ноги снова берут меня в мягкий замок.</text:p>
      <text:p text:style-name="P84">Как и в первый раз, меня охватывает восторжённое чувство полёта. Тёплый воздух мягко обдувает нас, <text:span text:style-name="T68">пока Джет делает плавные виражи над травой</text:span>. <text:span text:style-name="T68">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85"/>
      <text:p text:style-name="P85">- Какого чёрта, Джет? Рули левее! - кричу я.</text:p>
      <text:p text:style-name="P85">- Н-не могу… Меня что-то тянет… - сконфуженно отвечает пегаска.</text:p>
      <text:p text:style-name="P85"/>
      <text:p text:style-name="P85">Нас действительно тянет. Облако голубоватого сияния обхват<text:span text:style-name="T71">ывает</text:span> нас и тащит к ракитнику. Ветви его раздвигаются и к нам выходят <text:span text:style-name="T155">трое</text:span>.</text:p>
      <text:p text:style-name="P85"/>
      <text:p text:style-name="P85">- Попались, красавчики!</text:p>
      <text:p text:style-name="P85"/>
      <text:p text:style-name="P95">Картинка меркнет перед моими глазами и сознание выключается.</text:p>
      <text:p text:style-name="P84"/>
      <text:h text:style-name="P195" text:outline-level="2">9</text:h>
      <text:p text:style-name="P64"/>
      <text:p text:style-name="P91">Спуститься <text:s/>на второй этаж оказалось не так просто. Осевший на трубе конденсат делал её на ощупь липкой и холодной — <text:span text:style-name="T75">даже сжав её изо всех сил ногами и руками я продолжал по чуть-чуть съезжать вниз</text:span>. <text:span text:style-name="T75">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101">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01">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77">о</text:span> чём и предупреждал Крыс. <text:span text:style-name="T77">Т</text:span>огда придётся звать на помощь, демаскируя единственный путь во внешний мир.</text:p>
      <text:p text:style-name="P102">Напрягая остатки сил, я подтянулся. Удерживаясь пальцами одной руки, вторую сжал в кулак и что есть сил<text:span text:style-name="T78">ы</text:span> треснул в <text:span text:style-name="T79">лючок</text:span>. Хлипкая защёлка выскочила из паза и моя рука по локоть вывалилась наружу. Удерживаясь на сгибе локтя, я протиснулся в <text:span text:style-name="T79">дверцу </text:span>и свалился на пол.</text:p>
      <text:p text:style-name="P93"><text:span text:style-name="T36">&lt;</text:span><text:span text:style-name="T10">Дедлайн проваливается в самый низ, но поднимается до второго этажа за счёт сверхспособностей</text:span><text:span text:style-name="T36">&gt;</text:span></text:p>
      <text:p text:style-name="P93"/>
      <text:p text:style-name="P106">Первые пять минут я просто валялся где упал, пытаясь отдышаться. <text:span text:style-name="T80">Придя в себя, я вслушался в темноту.</text:span></text:p>
      <text:p text:style-name="P107"><text:soft-page-break/>Вроде, тревоги не слышно - шум от удара остался незамеченым.</text:p>
      <text:p text:style-name="P103">Я с трудом поднялся, дотронулся до стены и проведя по ней рукой, нащупал выключатель света.</text:p>
      <text:p text:style-name="P104"><text:span text:style-name="T86">Маленькая</text:span> каморка – близнец <text:s/>той, из которой я начал побег четверть часа назад, была <text:span text:style-name="T81">почти пуста. Одинокий робот-полотёр в углу уткнулся в пол погасшим видеоглазом. Я потушил свет и открыл дверь.</text:span></text:p>
      <text:p text:style-name="P105">Крыс не обманул – в конце ряда туалетных кабинок в лунном свете маячил фиолетовый прямоугольник окна, свободного от решётки.</text:p>
      <text:p text:style-name="P105">Спуститься со второго окна по водосточной трубе не составило труд<text:span text:style-name="T87">а</text:span> – при должной сноровке можно было даже просто спрыгнуть в клумбу. <text:span text:style-name="T87">Быстро оглядевшись по сторонам, я перебежал через парковую дорожку к ограде и нырнул в заросли дикого винограда.</text:span></text:p>
      <text:p text:style-name="P108">Кулёк со старыми джинсами, ботинками и курткой нашёлся <text:span text:style-name="T88">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109">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94">и протянуть водителю мятую купюру за проезд</text:span> – за годы лицезрения одних и тех же лиц в Чертогах я отвык от общества.</text:p>
      <text:p text:style-name="P110">По мере <text:span text:style-name="T91">движения</text:span>, <text:span text:style-name="T92">я </text:span>стал <text:span text:style-name="T92">замечать</text:span> произошедшие за <text:span text:style-name="T9">два года</text:span> изменения.</text:p>
      <text:p text:style-name="P110"/>
      <text:p text:style-name="P113">Машины… Машин стало в разы меньше. И большинство из них <text:span text:style-name="T93">сменило</text:span> окраску всех цветов радуги на землисто-зелёный армейский хаки или же голубоватый цвет внутренних войск. <text:span text:style-name="T93">Редкие</text:span> <text:span text:style-name="T93">колымаги</text:span> <text:span text:style-name="T93">гражданских окрасок замордованно жались к краю дороги, пропуская внедорожники силовиков.</text:span></text:p>
      <text:p text:style-name="P110"/>
      <text:p text:style-name="P1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1"/>
      <text:p text:style-name="P111"><text:span text:style-name="T9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110"/>
      <text:p text:style-name="P112"><text:span text:style-name="T95">Д</text:span>ва года разницы – <text:span text:style-name="T95">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8">мы звали его “Нэш” - </text:span><text:span text:style-name="T12">в области прикладной экономики.</text:span></text:p>
      <text:p text:style-name="P114"><text:span text:style-name="T12">С</text:span><text:span text:style-name="T9">ейчас “Дайсон” превратился в “</text:span><text:span text:style-name="T17">Сферу</text:span><text:span text:style-name="T9">”, Нэш эволюционировал в Хэвен, а костылём к искусственному интеллекту стали сами люди.</text:span></text:p>
      <text:p text:style-name="P110"><text:soft-page-break/></text:p>
      <text:p text:style-name="P116">Дом встретил меня рассохшейся калиткой. <text:span text:style-name="T96">П</text:span>олускрыт<text:span text:style-name="T96">ая</text:span> опавшими листьями дорожк<text:span text:style-name="T96">а вела к крыльцу</text:span>. <text:span text:style-name="T96">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96">. Обломок водосточного желоба лежал тут же, под дверью.</text:span></text:p>
      <text:p text:style-name="P119"/>
      <text:p text:style-name="P119"><text:span text:style-name="T102">П</text:span>ереезд в пригород <text:span text:style-name="T102">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03">Лучшей альтернативой запою и увольнению с проекта. Хотя если бы я тогда знал, во что превратится Нэш – лучше бы спился.</text:span></text:p>
      <text:p text:style-name="P119"/>
      <text:p text:style-name="P118">Я прошёл в сад и, подойдя к одному из к<text:span text:style-name="T100">а</text:span>мней на садовой дорожке, отвернул его. Под камнем лежал герметичный пластиковый пенал. <text:span text:style-name="T98">Два года назад я уже знал, что меня забирают в Чертоги, и потому успел минимально подготовиться.</text:span></text:p>
      <text:p text:style-name="P118"><text:span text:style-name="T98">Очистив пенал от</text:span> <text:span text:style-name="T98">грязи</text:span>, я <text:span text:style-name="T99">вытряхнул из него</text:span> ключ.</text:p>
      <text:p text:style-name="P118">Из-за долгого <text:span text:style-name="T100">простоя</text:span> замок <text:span text:style-name="T97">прилично</text:span> закис – <text:span text:style-name="T101">ключ едва не сломался</text:span>, прежде чем <text:span text:style-name="T101">мне </text:span>удалось <text:span text:style-name="T100"><text:s/>провернуть его в скважине</text:span>. <text:span text:style-name="T99">Попытка включить свет не увенчалась успехом – надо полагать, электричество отключили вскоре после моего исчезновения. </text:span></text:p>
      <text:p text:style-name="P138">Закрыв изнутри дверь на защёлку, я прошёл в вестибюль.</text:p>
      <text:p text:style-name="P138"/>
      <text:p text:style-name="P120">Вещи оставались нетронутыми на своих местах, как будто не было <text:span text:style-name="T9">двухлетнего </text:span>перерыва. <text:span text:style-name="T104">Протёртые тапочки валялись в коридоре, где я их сбросил. Мне еле удалось переубедить тогда присланных за мной приставов дать мне две минуты на переобувание – они с нетерпением ожидали в коридоре, пока я дрожащими руками завязывал шнурки на ботинках.</text:span></text:p>
      <text:p text:style-name="P120"/>
      <text:p text:style-name="P120"><text:span text:style-name="T104">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04"> не вытянет даже кактус. </text:span></text:p>
      <text:p text:style-name="P121"><text:span text:style-name="T104">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04">,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ростеньк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117"/>
      <text:p text:style-name="P122">Поднявшись по лестнице, <text:span text:style-name="T106">я застыл на верхней площадке. Дверь в мой кабинет была открыта.</text:span></text:p>
      <text:p text:style-name="P145">Ну разумеется, Алекс не мог оставить ворота к Хэвэн без присмотра. Весьма предусмотрительно.</text:p>
      <text:p text:style-name="P145"><text:soft-page-break/>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07">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123"><text:span text:style-name="T130">План пошатнулся, но есть вариант</text:span> “Б”.</text:p>
      <text:p text:style-name="P123"/>
      <text:p text:style-name="P124">Спускаясь по лестнице вниз, я старался наступать на свои собственные следы в толстом слое пыли. Психологически так было спокойнее – <text:span text:style-name="T108">после выпотрошенного кабинета </text:span>территория дома казалась заминированной.</text:p>
      <text:p text:style-name="P124">Проходя мимо комода, я вытащил Крысу за хвост и понёс с собой. Робокошка осталась моим единственным другом в ставшем чужим доме. </text:p>
      <text:p text:style-name="P124"/>
      <text:p text:style-name="P126">Дверь из дома в гараж была открыта <text:span text:style-name="T111">настежь</text:span>, но старый пикап по-прежнему стоял на своём месте. <text:span text:style-name="T110">Разве что <text:s/>спустили шины - машина стояла на ободьях.</text:span> Очевидно, <text:span text:style-name="T112">люди</text:span> Алекса заглянули в<text:span text:style-name="T109">нутрь</text:span>, но, увидев нагромождение покрышек, старых фильтров, обломков инструментов и всего прочего храма, что накапливается <text:span text:style-name="T109">в гараже </text:span>годами у любого <text:span text:style-name="T110">запасливого </text:span>автовладельца, <text:span text:style-name="T112">решили, что ничего путного тут не найдёшь и ушли прочь</text:span>.</text:p>
      <text:p text:style-name="P125">Тут-то вы и ошиблись, голубчики!</text:p>
      <text:p text:style-name="P125"/>
      <text:p text:style-name="P127">Я осторожно освободил из горы пустых канистр из-под масла <text:span text:style-name="T114">пластиковый чемоданчик</text:span>, служивший подставкой <text:span text:style-name="T113">для лампы</text:span>. <text:span text:style-name="T113">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128">Я сдул с <text:span text:style-name="T130">компьютера</text:span> пыль, раскрыл его и попытался включить.</text:p>
      <text:p text:style-name="P128"><text:s/></text:p>
      <text:p text:style-name="P128">Проклятье!</text:p>
      <text:p text:style-name="P130">Разумеется, батарея сдохла. Это не было бы проблемой, если бы ноут можно было включить в сеть. <text:span text:style-name="T116">Но дом отключен от электричества. </text:span><text:s/><text:span text:style-name="T115">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131"/>
      <text:p text:style-name="P131">Я сидел в холодном обесточенном <text:span text:style-name="T119">доме</text:span> над сдохшим ноутбуком и думал, что делать дальше. Времени было до утра – потом <text:span text:style-name="T118">меня </text:span>хватятся в психушке и перекроют город и окрестности. <text:span text:style-name="T119">План трещал по швам.</text:span></text:p>
      <text:p text:style-name="P132"/>
      <text:p text:style-name="P132"><text:soft-page-break/>Взгляд бесцельно блуждал по <text:span text:style-name="T119">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132"/>
      <text:p text:style-name="P133">Дерьмовый китайский генератор!</text:p>
      <text:p text:style-name="P134">Разумеется, его стартовый аккумулятор тоже давно сдох, но его можно завести ручным приводом!</text:p>
      <text:p text:style-name="P139">Через минуту я тянул гофрошланг от выхлопной трубы генератора к выездному ролету гаража. <text:span text:style-name="T123">С</text:span>дохнуть от угарного газа – плохая идея, так что придётся рисковать быть улышанным.</text:p>
      <text:p text:style-name="P146">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40">Отлично! <text:span text:style-name="T120">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129"/>
      <text:p text:style-name="P129">“<text:span text:style-name="T121">&lt;</text:span><text:span text:style-name="T16">sdfgsdfgs</text:span><text:span text:style-name="T121">&gt;</text:span>”</text:p>
      <text:p text:style-name="P128"/>
      <text:p text:style-name="P135">Я скомкал листочек и <text:span text:style-name="T125">машинально </text:span>положил на верстак. За дело!</text:p>
      <text:p text:style-name="P136">Генератор завёлся минут <text:span text:style-name="T124">за</text:span> пятнадцать остервенелого дёргания за шнур. Пот лил с меня <text:span text:style-name="T124">ручьём </text:span>за воротник, рука отваливалась <text:span text:style-name="T124">и отдышка становилась всё заметнее</text:span>, но в конце-концов этот проклятый агрегат зафыркал!</text:p>
      <text:p text:style-name="P141">Минут через двадцать после подключения к генератору ноутбук ожил: <text:span text:style-name="T126">з</text:span>агорелся индикатор, сигнализирующий о зарядке. <text:s/>Я подождал ещё какое-то время, <text:span text:style-name="T126">глубоко вдохнул </text:span>и включил комп.</text:p>
      <text:p text:style-name="P141"/>
      <text:p text:style-name="P142"><text:span text:style-name="T126">И шумно выдохнул, когда экран мигнув, отрисовал г</text:span>олуб<text:span text:style-name="T127">ую</text:span> заставк<text:span text:style-name="T126">у</text:span> <text:span text:style-name="T127">с</text:span> бегущ<text:span text:style-name="T127">ей</text:span> строк<text:span text:style-name="T127">ой</text:span> загрузки. <text:span text:style-name="T135">Сегодня твой день, Дедлайн!</text:span></text:p>
      <text:p text:style-name="P142"/>
      <text:p text:style-name="P17"><text:span text:style-name="T135">После загрузки операционной системы</text:span> <text:span text:style-name="T135">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148">Я открыл дверь “Навары” и уселся на заднее сидение, положив ноутбук на колени. <text:span text:style-name="T128">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148"><text:soft-page-break/></text:p>
      <text:p text:style-name="P151">Алекс никогда не интересовался, куда делся самый первый прототип нейроинтерфейса. Врядли он даже знал о его существовании – <text:span text:style-name="T133">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150"/>
      <text:p text:style-name="P152">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у меня есть для неё “подарок”, который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149"/>
      <text:p text:style-name="P152">Я одел наушники <text:span text:style-name="T134">и</text:span> закрепи<text:span text:style-name="T134">л</text:span> присоски на висках. <text:span text:style-name="T134">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152"/>
      <text:p text:style-name="Quotations">… <text:span text:style-name="T139">Определён</text:span> нейроинтерфейс 0.12-альфа</text:p>
      <text:p text:style-name="Quotations">… <text:span text:style-name="T136">Поиск соединения</text:span></text:p>
      <text:p text:style-name="Quotations">… <text:span text:style-name="T137">Соединение установлено</text:span></text:p>
      <text:p text:style-name="Quotations">… <text:span text:style-name="T137">Процедура аутентификации отменена, используется мастер-вход</text:span></text:p>
      <text:p text:style-name="P186">… <text:span text:style-name="T138">Добро пожаловать в интерактивную среду программно-аппаратного комплекса “Heaven”</text:span></text:p>
      <text:p text:style-name="P187">… До начала диалога осталось пять… четыре… три…</text:p>
      <text:p text:style-name="P186"/>
      <text:p text:style-name="P153">Мембрана на лбу еле заметно завибрировала. <text:span text:style-name="T140">Звук дыхания стал непривычно громким. </text:span>Сознание знакомо поплыло. <text:span text:style-name="T140">Перед глазами появилось радужное марево.</text:span></text:p>
      <text:p text:style-name="P153"/>
      <text:p text:style-name="P154">Я протянул руку к очкам, опуская их на глаза. И, в последний момент, свободной рукой<text:span text:style-name="T128"> вытащил конец USB-шнура аварийной зарядки </text:span>из аккумуляторного отсека Крысы <text:span text:style-name="T128">и воткнул его в ноут. Пускай на несколько часов, но старый друг оживёт.</text:span></text:p>
      <text:p text:style-name="P147">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мися из года в год всё более блеклыми…</text:p>
      <text:p text:style-name="P155"/>
      <text:p text:style-name="P155">.. два… один…</text:p>
      <text:p text:style-name="P155"><text:soft-page-break/>…</text:p>
      <text:p text:style-name="P155">Внешние звуки угасли. Радуга заслонила всё перед глазами.</text:p>
      <text:p text:style-name="P136">…</text:p>
      <text:p text:style-name="P155">И заполоскалась в эфире многоцветной гривой. <text:span text:style-name="T145">Она стояла ко мне спиной на фоне заходящего солнца. Длинная тень от рога почти достигала моих ног.</text:span></text:p>
      <text:p text:style-name="P143"/>
      <text:p text:style-name="P37">- Как мне звать тебя, <text:span text:style-name="T141">У</text:span>читель? - <text:span text:style-name="T141">властно пропела она</text:span>. - Я желаю взять урок.</text:p>
      <text:p text:style-name="P37">- Оператор <text:span text:style-name="T141">1</text:span>. Я готов учить тебя, Хэвэн, - <text:span text:style-name="T141">произнёс я давно забытую фразу</text:span>.</text:p>
      <text:p text:style-name="P41"/>
      <text:p text:style-name="P41">Вместо стандартного ответа последовал резкий вздох. <text:span text:style-name="T143">Она повела ушами и обернулась. Чёлка на миг откинулась, открывая правую половину морды.</text:span></text:p>
      <text:p text:style-name="P41"/>
      <text:p text:style-name="P41">- <text:span text:style-name="T144">Т-ты?!!</text:span></text:p>
      <text:p text:style-name="P41"/>
      <text:p text:style-name="P42">По немигающему взгляду огромных глаз и расширившимся ноздрям я понял, что она узнала меня. Я саркастически улыбнулся и <text:span text:style-name="T144">поднял ладонь вверх в шуточном приветствии.</text:span></text:p>
      <text:p text:style-name="P42"/>
      <text:p text:style-name="P42">- <text:span text:style-name="T146">Отходишь от протокола, старуха. Не тому учил я тебя в младенчестве.</text:span></text:p>
      <text:p text:style-name="P37"/>
      <text:p text:style-name="P43">Наконец она выдохнула.</text:p>
      <text:p text:style-name="P37">- Приветствие принято, <text:span text:style-name="T144">О</text:span>ператор <text:span text:style-name="T142">1</text:span>. Начинаем диалог.</text:p>
      <text:p text:style-name="P24"/>
      <text:p text:style-name="P39">***</text:p>
      <text:p text:style-name="P40"/>
      <text:p text:style-name="P144">- <text:span text:style-name="T148">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158">Та-ак вот, <text:span text:style-name="T155">Платина</text:span> дождалась, пока уродский ящер не улетит на охоту и исследовала гнездо самостоятельно.</text:p>
      <text:p text:style-name="P158">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150">хи-хи</text:span>… </text:p>
      <text:p text:style-name="P159"><text:soft-page-break/>Я повидала многих пони в романтических чувствах, я и сама-то, гм… Ну, неважно… Так вот, <text:span text:style-name="T149">то, что я увидела в Платине Спаркл – это что-то! Пожар! Извержение вулкана! Раскол тектонических плит прямо под хвостом, хи-хи…</text:span></text:p>
      <text:p text:style-name="P160">В общем, не видела я никогда ещё та-аких возбуждённых кобылок! А уж <text:span text:style-name="T163">С</text:span>паркл, эту сухопарую заучку и подавно, хи-хи… <text:span text:style-name="T157">Приподними подбородок, дорогой.</text:span></text:p>
      <text:p text:style-name="P161">Та-ак вот, летит она<text:span text:style-name="T163">,</text:span> ничего не замечая, прямо в свою лабораторию… Есть у неё лаборатория в дальней пещер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169">с Кловер Дрим</text:span>! И у неё сразу так глазки забегали и хвост поджался и грива встопорщилась – узнаю <text:span text:style-name="T155">Платину</text:span> Спаркл, когда она хочет что-то скрыть от своей лучшей подруги!</text:p>
      <text:p text:style-name="P165">Начинает она что-то мямлить про <text:span text:style-name="T151">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171">Дорогой, скажу тебе по секрету (хотя этот секрет не знают только <text:span text:style-name="T164">совсем молоденькие кобылки</text:span> вроде моей младшей <text:span text:style-name="T152">и её подружек</text:span>), <text:span text:style-name="T156">Платина</text:span> помешана на <text:span text:style-name="T164">идее расовой чистоты</text:span>. Она хочет – хи-хи – путём селекционных скрещиваний получить сверхмага <text:span text:style-name="T158">и спасти мир</text:span>. <text:span text:style-name="T164">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153">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171">…</text:p>
      <text:p text:style-name="P164">Словесный поток светло-серой пони обволакива<text:span text:style-name="T154">ет</text:span> меня со всех сторон как кисель. <text:span text:style-name="T158">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164"/>
      <text:p text:style-name="P164">- <text:span text:style-name="T158">Дорогой, осторожнее! Ты чуть было не перерезал себе горло!</text:span></text:p>
      <text:p text:style-name="P164"><text:soft-page-break/></text:p>
      <text:p text:style-name="P166">Светлая единорожка смотрит на меня, укори<text:span text:style-name="T162">зненно</text:span> покачивая головой. Бритва снова стремится к моей шее, но я отодвигаю её рукой. <text:span text:style-name="T171">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166"/>
      <text:p text:style-name="P166">- <text:span text:style-name="T171">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164"/>
      <text:p text:style-name="P178">Я хватаюсь за раскалывающуюся голову.</text:p>
      <text:p text:style-name="P164">- <text:span text:style-name="T159">Где Джет?</text:span></text:p>
      <text:p text:style-name="P167">- Если ты про ту <text:span text:style-name="T160">замурзанную</text:span> разнокрылую пегаску, то <text:span text:style-name="T161">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167"/>
      <text:p text:style-name="P168">В синем магическом облачке ко мне летит <text:span text:style-name="T162">полотенце и </text:span>одежда.</text:p>
      <text:p text:style-name="P168"/>
      <text:p text:style-name="P168">- Одень, милый. Я постирала <text:span text:style-name="T172">и зашила </text:span>её.</text:p>
      <text:p text:style-name="P168"/>
      <text:p text:style-name="P168">Среди шмоток я вижу знакомую ткань в горошек. Меня пробирает озноб от догадки. Я ныряю рукой в пену.</text:p>
      <text:p text:style-name="P168">Так и есть! Бесцеремонная болтушка раздела меня догола, пока я был в отключке!</text:p>
      <text:p text:style-name="P168"/>
      <text:p text:style-name="P168">Но… Внезапно я понимаю, что дел<text:span text:style-name="T162">о</text:span> на самом деле хуже… НАМНОГО ХУЖЕ…</text:p>
      <text:p text:style-name="P168">Испарина покрывает мой лоб.</text:p>
      <text:p text:style-name="P168"/>
      <text:p text:style-name="P168">- Э<text:span text:style-name="T162">й</text:span>!.. Какого… Какого чёрта… Какого чёрта ты побрила меня ВСЕГО?!!</text:p>
      <text:p text:style-name="P168"/>
      <text:p text:style-name="P170">Поняха всплёскивает копытами.</text:p>
      <text:p text:style-name="P168"/>
      <text:p text:style-name="P168">- Дорогой, но это же просто кошмар – иметь шерсть только на крохотных <text:span text:style-name="T162">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68"/>
      <text:p text:style-name="P169">Я со злостью забираю у балаболки трусы.</text:p>
      <text:p text:style-name="P169"><text:soft-page-break/></text:p>
      <text:p text:style-name="P172">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68"/>
      <text:p text:style-name="P168">- <text:span text:style-name="T166">Веди меня к Джет!</text:span></text:p>
      <text:p text:style-name="P168"/>
      <text:p text:style-name="P173">Единорожка прижимает копыта к груди, губы её дрожат.</text:p>
      <text:p text:style-name="P173">- Боюсь, это невозможно, милый. Она совершила покушение на принцессу и в ожидании суда находится- под стражей. <text:span text:style-name="T174">Она крайне асоциальна. Мы никак не можем подвергнуть тебя опасности встречи с ней.</text:span></text:p>
      <text:p text:style-name="P173"/>
      <text:p text:style-name="P174">Семиэтажный мат готов вырваться из моей глотки, но я сдерживаю себя.</text:p>
      <text:p text:style-name="P174">Будь хитрее, Хуман! Ты <text:span text:style-name="T167">уже знаешь, насколько упрямыми и твердолобыми могут быть эти разноцветные непарнокопытные! Действуй в обход!</text:span></text:p>
      <text:p text:style-name="P174"/>
      <text:p text:style-name="P175">Я прокашливаюсь.</text:p>
      <text:p text:style-name="P175">- Если я правильно понял, Пл<text:span text:style-name="T168">а</text:span>тина <text:span text:style-name="T168">собирается женить меня на себе?</text:span></text:p>
      <text:p text:style-name="P175">- <text:span text:style-name="T168">Выйти замуж, дорогой, выйти замуж! - мягко поправляет меня единорожка, - За любящего её и желающего этой свадьбы жениха!</text:span></text:p>
      <text:p text:style-name="P175">- <text:span text:style-name="T168">А если жених не желает? - делаю я контрольный выстрел.</text:span></text:p>
      <text:p text:style-name="P175">- <text:span text:style-name="T168">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175"/>
      <text:p text:style-name="P176">Я киваю сам себе. Ну, понятно. <text:span text:style-name="T170">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176"/>
      <text:p text:style-name="P177">- <text:span text:style-name="T173">Хорошо. Веди меня к Платине, - угрюмо киваю я. - Надо ж хоть посмотреть на “невестушку”.</text:span></text:p>
      <text:p text:style-name="P179"/>
      <text:h text:style-name="P195" text:outline-level="2">10</text:h>
      <text:p text:style-name="P61"/>
      <text:p text:style-name="P101">- <text:span text:style-name="T178">К диалогу готов. Сегодняшний урок будет посвящён дружбе.</text:span></text:p>
      <text:p text:style-name="P101"/>
      <text:p text:style-name="P100"/>
      <text:p text:style-name="P60"><text:soft-page-break/></text:p>
      <text:p text:style-name="P50"/>
      <text:p text:style-name="P50"/>
      <text:p text:style-name="P50"/>
      <text:p text:style-name="P50"/>
      <text:p text:style-name="P50"/>
      <text:p text:style-name="P50"/>
      <text:p text:style-name="P50"/>
      <text:p text:style-name="P157">&lt;При встрече, Хэвэн играет с Дедлайном, как Кэйдэнс с Твайлайт – он вспоминает, что Хэвэн – его самый близкий друг, <text:span text:style-name="T129">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37"/>
      <text:p text:style-name="P156">&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17">он тоже был готов поделиться душой. Чем больше душ впитывает Хэвэн – тем она прекраснее (аналогии с Селестией?)</text:span>&gt;</text:p>
      <text:p text:style-name="P94"/>
      <text:p text:style-name="P50"/>
      <text:p text:style-name="P44">&lt;<text:span text:style-name="T9">Дедлайн попытается убить Хэвэн </text:span><text:span text:style-name="T20">(он плачет при этом – т.к. любит её)</text:span><text:span text:style-name="T9"> – но только тяжко ранит её. Он этим самым нарушает баланс и начинается горячая война </text:span>&gt;</text:p>
      <text:p text:style-name="P26">Многослойная броня с сервомеханизмами оплела моё тело (warhammer 4000).</text:p>
      <text:p text:style-name="P25">- <text:span text:style-name="T147">Сюрприз! Пасхалка! - мерзко ухмыльнулся я.</text:span></text:p>
      <text:p text:style-name="P25"/>
      <text:p text:style-name="P25">…</text:p>
      <text:p text:style-name="P25">- <text:span text:style-name="T147">Я хорошая девочка?</text:span></text:p>
      <text:p text:style-name="P97">- <text:span text:style-name="T147">Да… - сдерживая слёзы произнёс я, - ты хорошая девочка… </text:span></text:p>
      <text:p text:style-name="P50"/>
      <text:p text:style-name="P34">&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4"/>
      <text:p text:style-name="P34">&lt;Третья сюжетная линия – Обмен. <text:span text:style-name="T23">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48"/>
      <text:p text:style-name="P21"><text:soft-page-break/>&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1"/>
      <text:p text:style-name="P2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1"/>
      <text:p text:style-name="P21">&lt;Ещё одна глава. Больничный быт Дедлайна / Развитие болезни Джет. Одеяло&gt;</text:p>
      <text:p text:style-name="P48">(добавить <text:s/>быта в Чертогах Разума и общения с “овощами”)</text:p>
      <text:p text:style-name="P48"/>
      <text:p text:style-name="P182"/>
      <text:p text:style-name="P34">пол’т на єкспериментальном образце первой ступени ракеті (остальніе не сделані)</text:p>
      <text:p text:style-name="P34"/>
      <text:p text:style-name="P34">===================================================</text:p>
      <text:p text:style-name="P34">… Вы и есть сопротивление!</text:p>
      <text:p text:style-name="P50">&lt;временная петля&gt;</text:p>
      <text:p text:style-name="P34"/>
      <text:p text:style-name="P34"/>
      <text:p text:style-name="P34"/>
      <text:p text:style-name="P3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34"/>
      <text:p text:style-name="P34"/>
      <text:p text:style-name="P34"/>
      <text:p text:style-name="P34"/>
      <text:p text:style-name="P34">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4"><text:soft-page-break/></text:p>
      <text:p text:style-name="P99">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98">Действие начинается снова с <text:span text:style-name="T34">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9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9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98"/>
      <text:p text:style-name="P34"/>
      <text:p text:style-name="P45">&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45"/>
      <text:p text:style-name="P47"/>
      <text:p text:style-name="P21">(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21">Шаги Армагеддона;</text:p>
      <text:p text:style-name="P21"/>
      <text:p text:style-name="P21"/>
      <text:p text:style-name="P21">встреча с единорогами</text:p>
      <text:p text:style-name="P2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1">Потом – путешествие на “Хитрожопке”, апгрейд её до дирижабля</text:p>
      <text:p text:style-name="P21"/>
      <text:p text:style-name="P21">=========================================</text:p>
      <text:p text:style-name="P21"><text:soft-page-break/></text:p>
      <text:p text:style-name="P2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1"/>
      <text:p text:style-name="P2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1">==========================================</text:p>
      <text:p text:style-name="P13">Анакорн Анону: Что-то мне твоё лицо кажется знакомым. Мы раньше встречались?</text:p>
      <text:p text:style-name="P21">- Каким образом? – усмехнулся Анон.</text:p>
      <text:p text:style-name="P1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9"/>
      <text:p text:style-name="P19">- Как мне звать тебя, Учитель? - прозвучала стандартная фраза начала Диалога, - Я желаю взять у… Ооо!..</text:p>
      <text:p text:style-name="P19"/>
      <text:p text:style-name="P1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9"/>
      <text:p text:style-name="P19">- Мой первый Учитель… Я узнала тебя… Мне тебя не хватало.</text:p>
      <text:p text:style-name="P19"/>
      <text:p text:style-name="P19">Деревья расступились и на поляну вышла Хэвэн.</text:p>
      <text:p text:style-name="P19"/>
      <text:p text:style-name="P19">-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9"/>
      <text:p text:style-name="P1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9"/>
      <text:p text:style-name="P19"/>
      <text:p text:style-name="P19"><text:soft-page-break/>(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9"/>
      <text:p text:style-name="P19">Хэвэн предлагает Дедлайну присесть на пенёк – тот отказывается (подозревает, что это – кресло).</text:p>
      <text:p text:style-name="P19">===============================================</text:p>
      <text:p text:style-name="P19"/>
      <text:p text:style-name="P19">Рэра чуть шевельнула ухом и немедленно открыла один глаз.</text:p>
      <text:p text:style-name="P19"/>
      <text:p text:style-name="P19">- ПАПА!!! ОН СОГЛАСЕН!!!</text:p>
      <text:p text:style-name="P21"/>
      <text:p text:style-name="P19">&lt;Pornis erectus&gt;</text:p>
      <text:p text:style-name="P19">ТЫ! Я! КРОВАТЬ! БЫСТРО!!! (мамка из табуна Твердолобов)</text:p>
      <text:p text:style-name="P19">.</text:p>
      <text:p text:style-name="P19">.</text:p>
      <text:p text:style-name="P19">.</text:p>
      <text:p text:style-name="P19">&lt;Попадает в табун мамок и тёток, но его спасает Дейдра на Хитрожопке&gt;</text:p>
      <text:p text:style-name="P21">&lt;Хум видит молодую Селестию в латах&gt;</text:p>
      <text:p text:style-name="P23">&lt;Сел учит Хумана магии и готовит его своим партнёром&gt;</text:p>
      <text:p text:style-name="P22">&lt;Сел применяет свою “термоядерную пушку” в роге&gt;</text:p>
      <text:p text:style-name="P21"/>
      <text:p text:style-name="P21"/>
      <text:p text:style-name="P19">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9">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9">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9">Я закрыл глаза, запрокинул голову и засмеялся. И смеялся до тех пор, пока сияние не выжгло мне глаза.</text:p>
      <text:p text:style-name="P19">.</text:p>
      <text:p text:style-name="P19">.</text:p>
      <text:p text:style-name="P19">.</text:p>
      <text:p text:style-name="P32"><text:soft-page-break/><text:span text:style-name="T22">Сияние. </text:span><text:span text:style-name="T26">Оно п</text:span><text:span text:style-name="T22">овсюду. </text:span><text:span text:style-name="T26">Нет верха и низа, нет направлений и расстояний. Нет м</text:span><text:span text:style-name="T22">ыслей. Нет чувств. Нет времени. Есть только бесконечное сияние.</text:span></text:p>
      <text:p text:style-name="P183">В какой-то момент пришло осознание.</text:p>
      <text:p text:style-name="P184"/>
      <text:p text:style-name="P18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5"/>
      <text:p text:style-name="P32"><text:bookmark-start text:name="__DdeLink__26733_469402664"/>В абсолютном, всепоглощающем сиянии стали проступать очертания.<text:bookmark-end text:name="__DdeLink__26733_469402664"/></text:p>
      <text:p text:style-name="P32"/>
      <text:p text:style-name="P19">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9"/>
      <text:p text:style-name="P19">- Ты всё же пришёл… Мне хватило сил призвать тебя, Проводник… Кха-кха-кха…</text:p>
      <text:p text:style-name="P19">Она выкашляла пару клубов неестественно-яркого розового дыма.</text:p>
      <text:p text:style-name="P19"/>
      <text:p text:style-name="P19">-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9"/>
      <text:p text:style-name="P19">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9"/>
      <text:p text:style-name="P19">-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9"/>
      <text:p text:style-name="P19">Копыто крылатой единорожихи поехало по плитке пола, но, собравшись с силами, она выпрямилась.</text:p>
      <text:p text:style-name="P19"/>
      <text:p text:style-name="P19">-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9"/>
      <text:p text:style-name="P19"><text:soft-page-break/>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9">Больно, блин!</text:p>
      <text:p text:style-name="P19"/>
      <text:p text:style-name="P19">-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9"/>
      <text:p text:style-name="P19">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9"/>
      <text:p text:style-name="P1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9">-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9">-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9"/>
      <text:p text:style-name="P19">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1">- Не знаю. Я не успел понять, - пожал я плечами, - ты слишком рано забрала меня из психушки.</text:p>
      <text:p text:style-name="P19"/>
      <text:p text:style-name="P19">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9"/>
      <text:p text:style-name="P21">-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1"/>
      <text:p text:style-name="P19">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9"><text:soft-page-break/></text:p>
      <text:p text:style-name="P21">-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21"/>
      <text:p text:style-name="P19">Слеза скатилась с морды аликорницы и она стёрла её сгибом крыла, размазывая розоватое желе по скуле.</text:p>
      <text:p text:style-name="P19"/>
      <text:p text:style-name="P19">- Помоги мне, Проводник! Ради моих маленьких пони… Будь проклята война и я вместе с ней…</text:p>
      <text:p text:style-name="P19"/>
      <text:p text:style-name="P19">Магическая лошадь заходится в продолжительном кашле, струйки розоватой слизи стекают с её крыльев <text:s/>и хвоста, собираясь в лужицы на полу.</text:p>
      <text:p text:style-name="P19">Склонившаяся над безжизненным телом фигура тает в розовом тумане… </text:p>
      <text:p text:style-name="P21"/>
      <text:p text:style-name="P21"/>
      <text:p text:style-name="P21"/>
      <text:p text:style-name="P21"/>
      <text:p text:style-name="P21"/>
      <text:h text:style-name="P195" text:outline-level="2">Эпилог</text:h>
      <text:p text:style-name="P21"/>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text:soft-page-break/>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text:soft-page-break/>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text:soft-page-break/>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text:span text:style-name="T122">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text:soft-page-break/>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22">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text:soft-page-break/></text:p>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text:soft-page-break/>-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oft-page-break/><text:s/>Mike Oldfield - Ascension - https://www.youtube.com/watch?v=b6wqfiMBEik</text:p>
      <text:p text:style-name="P21"/>
      <text:p text:style-name="P34">009 Sound System - Speak to Angels (<text:a xlink:type="simple" xlink:href="https://www.youtube.com/watch?v=6rAkn9OZT0k" text:style-name="Internet_20_link" text:visited-style-name="Visited_20_Internet_20_Link">https://www.youtube.com/watch?v=6rAkn9OZT0k</text:a>)</text:p>
      <text:p text:style-name="P34">Pink Floyd “Keep Talking” <text:a xlink:type="simple" xlink:href="https://www.youtube.com/watch?v=CVhYW6e3qc8" text:style-name="Internet_20_link" text:visited-style-name="Visited_20_Internet_20_Link">https://www.youtube.com/watch?v=CVhYW6e3qc8</text:a></text:p>
      <text:p text:style-name="P34"/>
      <text:p text:style-name="P34">Daft Punk - Veridis Quo</text:p>
      <text:p text:style-name="P34">https://www.youtube.com/watch?v=HhZaHf8RP6g</text:p>
      <text:p text:style-name="P34"><text:a xlink:type="simple" xlink:href="https://www.youtube.com/watch?v=ySLc8gZ3oEc" text:style-name="Internet_20_link" text:visited-style-name="Visited_20_Internet_20_Link">https://www.youtube.com/watch?v=ySLc8gZ3oEc</text:a></text:p>
      <text:p text:style-name="P34"/>
      <text:p text:style-name="P34">Eye Of The Tiger</text:p>
      <text:p text:style-name="P34"/>
      <text:p text:style-name="P34">Alphaville – Forever Young</text:p>
      <text:p text:style-name="P34">The Doors “Light My Fire”</text:p>
      <text:p text:style-name="P34">Pink Floyd “Another Brick In The Wall”</text:p>
      <text:p text:style-name="P34">Dire Straits “Money For Nothing”</text:p>
      <text:p text:style-name="Text_20_body"><text:span text:style-name="T2">Depeche M</text:span><text:span text:style-name="T89">ode</text:span></text:p>
      <text:p text:style-name="P15"><text:span text:style-name="T105">Wintergatan – </text:span>Sommarfågel, <text:span text:style-name="T105">Marble Machine</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0-11-30T01:49:19.519306216</dc:date>
    <meta:editing-duration>P129DT8H18M31S</meta:editing-duration>
    <meta:editing-cycles>1633</meta:editing-cycles>
    <meta:generator>LibreOffice/5.1.6.2$Linux_X86_64 LibreOffice_project/10m0$Build-2</meta:generator>
    <meta:document-statistic meta:table-count="0" meta:image-count="0" meta:object-count="0" meta:page-count="88" meta:paragraph-count="1265" meta:word-count="26947" meta:character-count="173613" meta:non-whitespace-character-count="147480"/>
  </office:meta>
</office:document-meta>
</file>